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GOLEM: THE HUMANOID OPERATING SYSTEM</text:p>
      <text:p text:style-name="P1">Complete Technical and Business Documentation</text:p>
      <text:p text:style-name="P1"/>
      <text:p text:style-name="P1">=================================================================</text:p>
      <text:p text:style-name="P1">TABLE OF CONTENTS</text:p>
      <text:p text:style-name="P1">=================================================================</text:p>
      <text:p text:style-name="P1"/>
      <text:p text:style-name="P1">I. EXECUTIVE SUMMARY</text:p>
      <text:p text:style-name="P1">II. WHAT IS A HUMANOID ROBOT (HR)?</text:p>
      <text:p text:style-name="P1">III. THE PLATFORM VISION: HaGOLEM OS</text:p>
      <text:p text:style-name="P1">IV. MARKET OPPORTUNITY BY INDUSTRY</text:p>
      <text:p text:style-name="P1">V. GO-TO-MARKET STRATEGY: RoboChef</text:p>
      <text:p text:style-name="P1">VI. THE SPIN-OFF MODEL</text:p>
      <text:p text:style-name="P1">VII. TECHNICAL ARCHITECTURE</text:p>
      <text:p text:style-name="P1">VIII. MILITARY APPLICATIONS</text:p>
      <text:p text:style-name="P1">IX. COMPETITIVE LANDSCAPE</text:p>
      <text:p text:style-name="P1">X. FINANCIAL PROJECTIONS</text:p>
      <text:p text:style-name="P1">XI. THE TEAM &amp; FOUNDER STORY</text:p>
      <text:p text:style-name="P1">XII. FUNDING REQUIREMENTS</text:p>
      <text:p text:style-name="P1">XIII. RISK MANAGEMENT</text:p>
      <text:p text:style-name="P1">XIV. EXIT STRATEGY</text:p>
      <text:p text:style-name="P1"/>
      <text:p text:style-name="P1">=================================================================</text:p>
      <text:p text:style-name="P1">I. EXECUTIVE SUMMARY</text:p>
      <text:p text:style-name="P1">=================================================================</text:p>
      <text:p text:style-name="P1"/>
      <text:p text:style-name="P1">HaGOLEM is building the "Android" for humanoid robots - the universal operating system that will run on any robot body and enable unlimited applications.</text:p>
      <text:p text:style-name="P1"/>
      <text:p text:style-name="P1">Just as Android democratized smartphones and created a $3 trillion ecosystem, HaGOLEM will become the platform that powers the humanoid robot revolution.</text:p>
      <text:p text:style-name="P1"/>
      <text:p text:style-name="P1">THE OPPORTUNITY:</text:p>
      <text:p text:style-name="P1">- Humanoid robots will integrate AI into every aspect of daily life</text:p>
      <text:p text:style-name="P1">- The market is 100x larger than smartphones</text:p>
      <text:p text:style-name="P1">- Platform winner captures 60-80% of total value</text:p>
      <text:p text:style-name="P1">- Window of opportunity: 12 months before platform leader emerges</text:p>
      <text:p text:style-name="P1"/>
      <text:p text:style-name="P1">OUR STRATEGY:</text:p>
      <text:p text:style-name="P1">1. Build the best HOS (Humanoid Operating System) with natural language interface</text:p>
      <text:p text:style-name="P1">2. Prove it with RoboChef (our first killer application)</text:p>
      <text:p text:style-name="P1">3. Spin off successful applications as independent companies (retain equity)</text:p>
      <text:p text:style-name="P1">4. Stay focused on platform dominance</text:p>
      <text:p text:style-name="P1">5. Take 30% of every transaction on our platform</text:p>
      <text:p text:style-name="P1"/>
      <text:p text:style-name="P1">THE ASK:</text:p>
      <text:p text:style-name="P1">$8M seed at $20M pre-money (28.6% equity)</text:p>
      <text:p text:style-name="P1">Silicon Valley VC brings Israeli partner ($2-3M of the $8M)</text:p>
      <text:p text:style-name="P1">Plus BIRD Foundation $1.5M non-dilutive</text:p>
      <text:p text:style-name="P1">Total capital: $9.5M</text:p>
      <text:p text:style-name="P1"/>
      <text:p text:style-name="P1">EXPECTED RETURNS:</text:p>
      <text:p text:style-name="P1">Base case: $2.6B valuation in 5 years (65x return)</text:p>
      <text:p text:style-name="P1">Acquisition case: $15-30B by NVIDIA or tech giant in years 5-7 (281-750x return)</text:p>
      <text:p text:style-name="P1"/>
      <text:p text:style-name="P1">=================================================================</text:p>
      <text:p text:style-name="P1">II. WHAT IS A HUMANOID ROBOT (HR)?</text:p>
      <text:p text:style-name="P1">=================================================================</text:p>
      <text:p text:style-name="P1"/>
      <text:p text:style-name="P1">DEFINITION:</text:p>
      <text:p text:style-name="P1">A Humanoid Robot (HR) is a robot designed to look and move like a human - with a head, two arms, two legs, and hands that can manipulate objects just as humans do.</text:p>
      <text:p text:style-name="P1"/>
      <text:p text:style-name="P1">But the true revolution isn't in their appearance - it's in their capability.</text:p>
      <text:p text:style-name="P1"/>
      <text:p text:style-name="P1">THE "BY THE BOOK" PRINCIPLE:</text:p>
      <text:p text:style-name="P1"/>
      <text:p text:style-name="P1">HR excel at tasks that follow established procedures and protocols - what we call "by the book" tasks:</text:p>
      <text:p text:style-name="P1"/>
      <text:p text:style-name="P1">✓ Cooking recipes - precise measurements, timing, techniques</text:p>
      <text:p text:style-name="P1">✓ Driving rules - traffic laws, navigation, vehicle operation</text:p>
      <text:p text:style-name="P1">✓ Security patrols - defined routes, threat identification protocols</text:p>
      <text:p text:style-name="P1">✓ Manufacturing specs - assembly procedures, quality control</text:p>
      <text:p text:style-name="P1">✓ Medical protocols - wound care procedures, patient mobility assistance</text:p>
      <text:p text:style-name="P1">✓ Cleaning procedures - systematic cleaning patterns, sanitization protocols</text:p>
      <text:p text:style-name="P1"/>
      <text:p text:style-name="P1">In 99% of civilian applications, there's no need to deviate from established procedures. The task gets done perfectly, every time, without:</text:p>
      <text:p text:style-name="P1">- Accidents</text:p>
      <text:p text:style-name="P1">- Fatigue</text:p>
      <text:p text:style-name="P1">- Human error</text:p>
      <text:p text:style-name="P1">- Emotional bias</text:p>
      <text:p text:style-name="P1">- Skill degradation over time</text:p>
      <text:p text:style-name="P1"/>
      <text:p text:style-name="P1">WHEN HUMAN INTERVENTION IS NEEDED:</text:p>
      <text:p text:style-name="P1"/>
      <text:p text:style-name="P1">Only in rare circumstances - primarily military operations or emergency situations - do humans need to intervene and alter the approach. Examples:</text:p>
      <text:p text:style-name="P1">- Military tactics requiring surprise or deception</text:p>
      <text:p text:style-name="P1">- Emergency situations requiring creative problem-solving</text:p>
      <text:p text:style-name="P1">- Ethical decisions not covered by protocols</text:p>
      <text:p text:style-name="P1">- Novel situations requiring human judgment</text:p>
      <text:p text:style-name="P1"/>
      <text:p text:style-name="P1">These circumstances represent less than 1% of HR use cases.</text:p>
      <text:p text:style-name="P1"/>
      <text:p text:style-name="P1">THE PEDAGOGY BREAKTHROUGH:</text:p>
      <text:p text:style-name="P1"/>
      <text:p text:style-name="P1">HaGOLEM's key innovation: HR can learn by watching and being taught, just like children learn by watching their parents.</text:p>
      <text:p text:style-name="P1"/>
      <text:p text:style-name="P1">Gordon Ramsay demonstrates his Beef Wellington recipe to one HR.</text:p>
      <text:p text:style-name="P1">That HR records every movement, timing, technique, and ingredient measurement.</text:p>
      <text:p text:style-name="P1">Now millions of HR worldwide can cook it exactly like Gordon does.</text:p>
      <text:p text:style-name="P1">Forever.</text:p>
      <text:p text:style-name="P1"><text:soft-page-break/></text:p>
      <text:p text:style-name="P1">This is not programming - this is teaching.</text:p>
      <text:p text:style-name="P1"/>
      <text:p text:style-name="P1">THE ECONOMIC TRANSFORMATION:</text:p>
      <text:p text:style-name="P1"/>
      <text:p text:style-name="P1">Traditional Model:</text:p>
      <text:p text:style-name="P1">- Teach one human → One human can perform the task</text:p>
      <text:p text:style-name="P1">- Each new human requires full training</text:p>
      <text:p text:style-name="P1">- Skills degrade over time</text:p>
      <text:p text:style-name="P1">- Human takes knowledge with them when they leave</text:p>
      <text:p text:style-name="P1"/>
      <text:p text:style-name="P1">HaGOLEM Model:</text:p>
      <text:p text:style-name="P1">- Teach one HR → Millions of HR can perform the task</text:p>
      <text:p text:style-name="P1">- Zero additional training required</text:p>
      <text:p text:style-name="P1">- Skills never degrade</text:p>
      <text:p text:style-name="P1">- Knowledge is permanently captured</text:p>
      <text:p text:style-name="P1"/>
      <text:p text:style-name="P1">This transforms every "teach once, benefit once" industry into "teach once, benefit forever" at global scale.</text:p>
      <text:p text:style-name="P1"/>
      <text:p text:style-name="P1">=================================================================</text:p>
      <text:p text:style-name="P1">III. THE PLATFORM VISION: HaGOLEM OS</text:p>
      <text:p text:style-name="P1">=================================================================</text:p>
      <text:p text:style-name="P1"/>
      <text:p text:style-name="P1">WHAT IS HaGOLEM OS?</text:p>
      <text:p text:style-name="P1"/>
      <text:p text:style-name="P1">HaGOLEM (Humanoid Operating System) is the universal software platform that:</text:p>
      <text:p text:style-name="P1"/>
      <text:p text:style-name="P1">1. RUNS ON ANY ROBOT BODY (Hardware Agnostic)</text:p>
      <text:p text:style-name="P1"><text:s text:c="3"/>- Tesla Optimus</text:p>
      <text:p text:style-name="P1"><text:s text:c="3"/>- Boston Dynamics humanoids</text:p>
      <text:p text:style-name="P1"><text:s text:c="3"/>- Chinese manufacturers (Unitree, etc.)</text:p>
      <text:p text:style-name="P1"><text:s text:c="3"/>- Future hardware we haven't imagined yet</text:p>
      <text:p text:style-name="P1"/>
      <text:p text:style-name="P1">2. ENABLES NATURAL LANGUAGE COMMUNICATION</text:p>
      <text:p text:style-name="P1"><text:s text:c="3"/>- Talk to HR like you talk to a human</text:p>
      <text:p text:style-name="P1"><text:s text:c="3"/>- No thick user manuals</text:p>
      <text:p text:style-name="P1"><text:s text:c="3"/>- No programming knowledge required</text:p>
      <text:p text:style-name="P1"><text:s text:c="3"/>- Uses PythonEasy - our natural language programming layer</text:p>
      <text:p text:style-name="P1"/>
      <text:p text:style-name="P1">3. PEDAGOGY SYSTEM (Teaching by Demonstration)</text:p>
      <text:p text:style-name="P1"><text:s text:c="3"/>- HR learns by watching experts perform tasks</text:p>
      <text:p text:style-name="P1"><text:s text:c="3"/>- Records every movement, decision, timing</text:p>
      <text:p text:style-name="P1"><text:s text:c="3"/>- Reproduces with 100% consistency</text:p>
      <text:p text:style-name="P1"><text:s text:c="3"/>- Updates globally across all HR units</text:p>
      <text:p text:style-name="P1"/>
      <text:p text:style-name="P1">4. OPEN DEVELOPER PLATFORM</text:p>
      <text:p text:style-name="P1"><text:s text:c="3"/>- Thousands of developers build applications</text:p>
      <text:p text:style-name="P1"><text:s text:c="3"/>- App marketplace for HR skills and capabilities</text:p>
      <text:p text:style-name="P1"><text:s text:c="3"/>- We take 30% of every transaction (platform fee)</text:p>
      <text:p text:style-name="P1"><text:s text:c="3"/>- Developers keep 70%</text:p>
      <text:p text:style-name="P1"/>
      <text:p text:style-name="P1">THE ANDROID ANALOGY:</text:p>
      <text:p text:style-name="P1"/>
      <text:p text:style-name="P1">Just as Android:</text:p>
      <text:p text:style-name="P1">- Runs on any phone hardware (Samsung, LG, etc.)</text:p>
      <text:p text:style-name="P1">- Enables millions of apps</text:p>
      <text:p text:style-name="P1">- Created a $3 trillion ecosystem</text:p>
      <text:p text:style-name="P1">- Generates billions in platform fees for Google</text:p>
      <text:p text:style-name="P1"/>
      <text:p text:style-name="P1">HaGOLEM will:</text:p>
      <text:p text:style-name="P1">- Run on any robot body</text:p>
      <text:p text:style-name="P1">- Enable millions of HR applications</text:p>
      <text:p text:style-name="P1">- Create a multi-trillion dollar ecosystem</text:p>
      <text:p text:style-name="P1">- Generate billions in platform fees for us</text:p>
      <text:p text:style-name="P1"/>
      <text:p text:style-name="P1">CORE TECHNOLOGY COMPONENTS:</text:p>
      <text:p text:style-name="P1"/>
      <text:p text:style-name="P1">1. Natural Language Interface Layer</text:p>
      <text:p text:style-name="P1"><text:s text:c="3"/>- Converts human speech to robot actions</text:p>
      <text:p text:style-name="P1"><text:s text:c="3"/>- Built on Python (industry standard)</text:p>
      <text:p text:style-name="P1"><text:s text:c="3"/>- PythonEasy wrapper for non-programmers</text:p>
      <text:p text:style-name="P1"><text:s text:c="3"/>- Multilingual support (any language)</text:p>
      <text:p text:style-name="P1"/>
      <text:p text:style-name="P1">2. Pedagogy Learning System</text:p>
      <text:p text:style-name="P1"><text:s text:c="3"/>- Computer vision to watch expert demonstrations</text:p>
      <text:p text:style-name="P1"><text:s text:c="3"/>- Motion capture and analysis</text:p>
      <text:p text:style-name="P1"><text:s text:c="3"/>- Pattern recognition and reproduction</text:p>
      <text:p text:style-name="P1"><text:s text:c="3"/>- Continuous improvement through machine learning</text:p>
      <text:p text:style-name="P1"/>
      <text:p text:style-name="P1">3. Safety &amp; Security Layer</text:p>
      <text:p text:style-name="P1"><text:s text:c="3"/>- Quantum-encrypted communication (unhackable)</text:p>
      <text:p text:style-name="P1"><text:s text:c="3"/>- Three Laws of Robotics implementation</text:p>
      <text:p text:style-name="P1"><text:s text:c="3"/>- Emergency stop protocols</text:p>
      <text:p text:style-name="P1"><text:s text:c="3"/>- Human override always available</text:p>
      <text:p text:style-name="P1"/>
      <text:p text:style-name="P1">4. Application Framework</text:p>
      <text:p text:style-name="P1"><text:s text:c="3"/>- Standardized API for developers</text:p>
      <text:p text:style-name="P1"><text:s text:c="3"/>- Plugin architecture for new skills</text:p>
      <text:p text:style-name="P1"><text:s text:c="3"/>- Version control and updates</text:p>
      <text:p text:style-name="P1"><text:s text:c="3"/>- Quality certification system</text:p>
      <text:p text:style-name="P1"/>
      <text:p text:style-name="P1">5. Cloud Synchronization</text:p>
      <text:p text:style-name="P1"><text:s text:c="3"/>- All HR units stay synchronized</text:p>
      <text:p text:style-name="P1"><text:s text:c="3"/>- Updates push to entire fleet simultaneously</text:p>
      <text:p text:style-name="P1"><text:s text:c="3"/>- Collective learning (one HR learns, all benefit)</text:p>
      <text:p text:style-name="P1"><text:s text:c="3"/>- Backup and recovery systems</text:p>
      <text:p text:style-name="P1"/>
      <text:p text:style-name="P1">WHY WE'LL WIN THE PLATFORM RACE:</text:p>
      <text:p text:style-name="P1"><text:soft-page-break/></text:p>
      <text:p text:style-name="P1">1. FIRST MOVER ADVANTAGE</text:p>
      <text:p text:style-name="P1"><text:s text:c="3"/>- We're building this now, not "planning to build it"</text:p>
      <text:p text:style-name="P1"><text:s text:c="3"/>- Window of opportunity: 12 months</text:p>
      <text:p text:style-name="P1"><text:s text:c="3"/>- After that, platform leader will be established</text:p>
      <text:p text:style-name="P1"/>
      <text:p text:style-name="P1">2. FOUNDER CREDIBILITY</text:p>
      <text:p text:style-name="P1"><text:s text:c="3"/>- Live AI trading system generating 403% returns</text:p>
      <text:p text:style-name="P1"><text:s text:c="3"/>- Proves we ship real products, not PowerPoints</text:p>
      <text:p text:style-name="P1"><text:s text:c="3"/>- 45 years engineering experience</text:p>
      <text:p text:style-name="P1"/>
      <text:p text:style-name="P1">3. STRATEGIC FOCUS</text:p>
      <text:p text:style-name="P1"><text:s text:c="3"/>- We're not trying to build everything</text:p>
      <text:p text:style-name="P1"><text:s text:c="3"/>- Platform only - let others build applications</text:p>
      <text:p text:style-name="P1"><text:s text:c="3"/>- This focus is our competitive advantage</text:p>
      <text:p text:style-name="P1"/>
      <text:p text:style-name="P1">4. NETWORK EFFECTS</text:p>
      <text:p text:style-name="P1"><text:s text:c="3"/>- More developers → More applications</text:p>
      <text:p text:style-name="P1"><text:s text:c="3"/>- More applications → More users</text:p>
      <text:p text:style-name="P1"><text:s text:c="3"/>- More users → More developers</text:p>
      <text:p text:style-name="P1"><text:s text:c="3"/>- Self-reinforcing cycle</text:p>
      <text:p text:style-name="P1"/>
      <text:p text:style-name="P1">5. ISRAEL + SILICON VALLEY PARTNERSHIP</text:p>
      <text:p text:style-name="P1"><text:s text:c="3"/>- Israeli Unit 8200 talent (elite AI engineers)</text:p>
      <text:p text:style-name="P1"><text:s text:c="3"/>- Silicon Valley business expertise and capital</text:p>
      <text:p text:style-name="P1"><text:s text:c="3"/>- US-Israel BIRD Foundation support</text:p>
      <text:p text:style-name="P1"><text:s text:c="3"/>- Best of both ecosystems</text:p>
      <text:p text:style-name="P1"/>
      <text:p text:style-name="P1">=================================================================</text:p>
      <text:p text:style-name="P1">IV. MARKET OPPORTUNITY BY INDUSTRY</text:p>
      <text:p text:style-name="P1">=================================================================</text:p>
      <text:p text:style-name="P1"/>
      <text:p text:style-name="P1">HaGOLEM's platform enables HR to work across every industry where tasks follow established procedures. Here's the comprehensive breakdown:</text:p>
      <text:p text:style-name="P1"/>
      <text:p text:style-name="P1">-------------------</text:p>
      <text:p text:style-name="P1">1. FOOD PREPARATION</text:p>
      <text:p text:style-name="P1">-------------------</text:p>
      <text:p text:style-name="P1"/>
      <text:p text:style-name="P1">MARKET SIZE: $108 Billion</text:p>
      <text:p text:style-name="P1">(100 million cooking households × $1,080/year)</text:p>
      <text:p text:style-name="P1"/>
      <text:p text:style-name="P1">APPLICATIONS:</text:p>
      <text:p text:style-name="P1">• Home Cooking</text:p>
      <text:p text:style-name="P1"><text:s text:c="2"/>- Michelin-star meals at home</text:p>
      <text:p text:style-name="P1"><text:s text:c="2"/>- Celebrity chef recipe libraries</text:p>
      <text:p text:style-name="P1"><text:s text:c="2"/>- Dietary customization (vegan, gluten-free, kosher, halal)</text:p>
      <text:p text:style-name="P1"><text:s text:c="2"/>- Meal planning and grocery list generation</text:p>
      <text:p text:style-name="P1"/>
      <text:p text:style-name="P1">• Professional Kitchens</text:p>
      <text:p text:style-name="P1"><text:s text:c="2"/>- Restaurant back-of-house operations</text:p>
      <text:p text:style-name="P1"><text:s text:c="2"/>- Catering and event food preparation</text:p>
      <text:p text:style-name="P1"><text:s text:c="2"/>- Hotel kitchen staff augmentation</text:p>
      <text:p text:style-name="P1"><text:s text:c="2"/>- Food truck automation</text:p>
      <text:p text:style-name="P1"/>
      <text:p text:style-name="P1">• Street Food</text:p>
      <text:p text:style-name="P1"><text:s text:c="2"/>- Vendors perform the show/entertainment</text:p>
      <text:p text:style-name="P1"><text:s text:c="2"/>- HR makes the food with perfect consistency</text:p>
      <text:p text:style-name="P1"><text:s text:c="2"/>- Vendor + HR work as team</text:p>
      <text:p text:style-name="P1"><text:s text:c="2"/>- 2x capacity, same labor cost</text:p>
      <text:p text:style-name="P1"/>
      <text:p text:style-name="P1">BUSINESS MODEL:</text:p>
      <text:p text:style-name="P1">Celebrity chefs teach their recipes to HR once.</text:p>
      <text:p text:style-name="P1">Recipe sold to home users for $150.</text:p>
      <text:p text:style-name="P1">Revenue split:</text:p>
      <text:p text:style-name="P1">- Chef: $60 (40% - passive income forever)</text:p>
      <text:p text:style-name="P1">- HaGOLEM: $45 (30% platform fee)</text:p>
      <text:p text:style-name="P1">- Food suppliers: $45 (30% ingredient costs)</text:p>
      <text:p text:style-name="P1"/>
      <text:p text:style-name="P1">Scale example:</text:p>
      <text:p text:style-name="P1">Gordon Ramsay has 100 recipes in library.</text:p>
      <text:p text:style-name="P1">1 million homes buy his complete collection = $150M revenue</text:p>
      <text:p text:style-name="P1">Gordon's take: $60M (taught once, earns forever)</text:p>
      <text:p text:style-name="P1">Our take: $45M (30% platform fee)</text:p>
      <text:p text:style-name="P1"/>
      <text:p text:style-name="P1">SPIN-OFF STRATEGY:</text:p>
      <text:p text:style-name="P1">Once RoboChef proves successful, we spin it off:</text:p>
      <text:p text:style-name="P1">- Independent company run by food industry experts</text:p>
      <text:p text:style-name="P1">- We retain 35-40% equity stake</text:p>
      <text:p text:style-name="P1">- They're free to use any HR hardware (even competitors)</text:p>
      <text:p text:style-name="P1">- We stay focused on platform development</text:p>
      <text:p text:style-name="P1">- They handle all food-specific operations</text:p>
      <text:p text:style-name="P1"/>
      <text:p text:style-name="P1">-------------------</text:p>
      <text:p text:style-name="P1">2. TRANSPORTATION</text:p>
      <text:p text:style-name="P1">-------------------</text:p>
      <text:p text:style-name="P1"/>
      <text:p text:style-name="P1">MARKET SIZE: $1.5 Trillion</text:p>
      <text:p text:style-name="P1">(Maritime + Automotive + Aviation combined)</text:p>
      <text:p text:style-name="P1"/>
      <text:p text:style-name="P1">THE SELF-PAYING ROBOT BREAKTHROUGH:</text:p>
      <text:p text:style-name="P1"/>
      <text:p text:style-name="P1">Purchase: $25,000 for HR unit</text:p>
      <text:p text:style-name="P1">Revenue: $52,000/year (Uber driver income)</text:p>
      <text:p text:style-name="P1">Payback: 6 months</text:p>
      <text:p text:style-name="P1">Net profit year 1: $27,000</text:p>
      <text:p text:style-name="P1">Net profit years 2+: $52,000/year</text:p>
      <text:p text:style-name="P1"/>
      <text:p text:style-name="P1">This isn't a cost - it's a money-printing machine.</text:p>
      <text:p text:style-name="P1"><text:soft-page-break/></text:p>
      <text:p text:style-name="P1">A. ROAD TRANSPORTATION</text:p>
      <text:p text:style-name="P1"/>
      <text:p text:style-name="P1">Personal Vehicles:</text:p>
      <text:p text:style-name="P1">• Drive you to work, then work as Uber driver</text:p>
      <text:p text:style-name="P1">• Pick up kids from school</text:p>
      <text:p text:style-name="P1">• Run errands (grocery shopping, dry cleaning)</text:p>
      <text:p text:style-name="P1">• Never tired, never distracted, perfect safety record</text:p>
      <text:p text:style-name="P1">• Available 24/7</text:p>
      <text:p text:style-name="P1"/>
      <text:p text:style-name="P1">Commercial Vehicles:</text:p>
      <text:p text:style-name="P1">• Long-haul trucking (24/7 operation, no rest breaks)</text:p>
      <text:p text:style-name="P1">• Delivery services (Amazon, FedEx, UPS automation)</text:p>
      <text:p text:style-name="P1">• Public buses (consistent routes, perfect safety)</text:p>
      <text:p text:style-name="P1">• School buses (heightened safety protocols)</text:p>
      <text:p text:style-name="P1"/>
      <text:p text:style-name="P1">Market Impact:</text:p>
      <text:p text:style-name="P1">- 280 million vehicles in US</text:p>
      <text:p text:style-name="P1">- 10% adoption = 28 million HR drivers</text:p>
      <text:p text:style-name="P1">- At $52K/year revenue = $1.45 trillion annual market</text:p>
      <text:p text:style-name="P1"/>
      <text:p text:style-name="P1">B. SEA TRANSPORTATION</text:p>
      <text:p text:style-name="P1"/>
      <text:p text:style-name="P1">Recreational Boating:</text:p>
      <text:p text:style-name="P1">• Navigate safely, never drunk</text:p>
      <text:p text:style-name="P1">• Perfect docking every time</text:p>
      <text:p text:style-name="P1">• Weather monitoring and routing</text:p>
      <text:p text:style-name="P1">• Emergency response capability</text:p>
      <text:p text:style-name="P1"/>
      <text:p text:style-name="P1">Commercial Shipping:</text:p>
      <text:p text:style-name="P1">• Ocean liner crew replacement</text:p>
      <text:p text:style-name="P1">• Cargo ship operation</text:p>
      <text:p text:style-name="P1">• Container port operations</text:p>
      <text:p text:style-name="P1">• Ferry services</text:p>
      <text:p text:style-name="P1"/>
      <text:p text:style-name="P1">Military Naval:</text:p>
      <text:p text:style-name="P1">• Patrol boat operations (24/7 surveillance)</text:p>
      <text:p text:style-name="P1">• Submarine crew (no life support needed in emergency)</text:p>
      <text:p text:style-name="P1">• Floating drone deployment and monitoring</text:p>
      <text:p text:style-name="P1">• Mine detection and removal</text:p>
      <text:p text:style-name="P1"/>
      <text:p text:style-name="P1">Fishing Industry:</text:p>
      <text:p text:style-name="P1">• Operate nets and equipment</text:p>
      <text:p text:style-name="P1">• Process catch on board</text:p>
      <text:p text:style-name="P1">• Navigate to optimal fishing locations</text:p>
      <text:p text:style-name="P1">• Maintain vessel systems</text:p>
      <text:p text:style-name="P1"/>
      <text:p text:style-name="P1">Market Impact: Global maritime industry = $1.5 trillion</text:p>
      <text:p text:style-name="P1"/>
      <text:p text:style-name="P1">C. AVIATION</text:p>
      <text:p text:style-name="P1"/>
      <text:p text:style-name="P1">General Aviation:</text:p>
      <text:p text:style-name="P1">• Fly vintage aircraft safely (DC-3 and up)</text:p>
      <text:p text:style-name="P1">• Executive jet operations (no pilot salaries)</text:p>
      <text:p text:style-name="P1">• Private aviation democratization</text:p>
      <text:p text:style-name="P1">• Flight instruction capability</text:p>
      <text:p text:style-name="P1"/>
      <text:p text:style-name="P1">Commercial Aviation:</text:p>
      <text:p text:style-name="P1">• Cargo plane operations (24/7 freight)</text:p>
      <text:p text:style-name="P1">• Regional airline support</text:p>
      <text:p text:style-name="P1">• Emergency backup pilots</text:p>
      <text:p text:style-name="P1">• Maintenance flight operations</text:p>
      <text:p text:style-name="P1"/>
      <text:p text:style-name="P1">Military Aviation:</text:p>
      <text:p text:style-name="P1">• Operate non-drone fighter jets</text:p>
      <text:p text:style-name="P1">• No pilot life risk in combat</text:p>
      <text:p text:style-name="P1">• Perfect protocol execution</text:p>
      <text:p text:style-name="P1">• Can withstand higher G-forces than humans</text:p>
      <text:p text:style-name="P1"/>
      <text:p text:style-name="P1">Market Impact: 440,000 aircraft worldwide, pilot salaries $100K-$300K/year</text:p>
      <text:p text:style-name="P1"/>
      <text:p text:style-name="P1">-------------------</text:p>
      <text:p text:style-name="P1">3. MANUFACTURING</text:p>
      <text:p text:style-name="P1">-------------------</text:p>
      <text:p text:style-name="P1"/>
      <text:p text:style-name="P1">MARKET SIZE: $5 Trillion</text:p>
      <text:p text:style-name="P1">(Manufacturing moved offshore that could return)</text:p>
      <text:p text:style-name="P1"/>
      <text:p text:style-name="P1">THE RESHORING REVOLUTION:</text:p>
      <text:p text:style-name="P1"/>
      <text:p text:style-name="P1">Current China Model:</text:p>
      <text:p text:style-name="P1">1,000 low-paid Chinese workers = $500,000/year total labor</text:p>
      <text:p text:style-name="P1">+ Shipping costs + Quality issues + IP theft risk + Long lead times</text:p>
      <text:p text:style-name="P1"/>
      <text:p text:style-name="P1">HaGOLEM Model:</text:p>
      <text:p text:style-name="P1">1,000 HR + 10 high-paid American supervisors = $350,000/year</text:p>
      <text:p text:style-name="P1">+ Zero shipping (made in USA) + Perfect quality + IP protected + Instant delivery</text:p>
      <text:p text:style-name="P1"/>
      <text:p text:style-name="P1">Result: Cheaper than China + Made in America + Better quality</text:p>
      <text:p text:style-name="P1"/>
      <text:p text:style-name="P1">APPLICATIONS:</text:p>
      <text:p text:style-name="P1"/>
      <text:p text:style-name="P1">Electronics Assembly:</text:p>
      <text:p text:style-name="P1">• Smartphone production</text:p>
      <text:p text:style-name="P1">• Computer manufacturing</text:p>
      <text:p text:style-name="P1">• Circuit board assembly</text:p>
      <text:p text:style-name="P1">• Semiconductor packaging</text:p>
      <text:p text:style-name="P1"/>
      <text:p text:style-name="P1"><text:soft-page-break/>Automotive Manufacturing:</text:p>
      <text:p text:style-name="P1">• Vehicle assembly lines</text:p>
      <text:p text:style-name="P1">• Parts manufacturing</text:p>
      <text:p text:style-name="P1">• Quality control inspection</text:p>
      <text:p text:style-name="P1">• Final assembly and testing</text:p>
      <text:p text:style-name="P1"/>
      <text:p text:style-name="P1">Textile &amp; Apparel:</text:p>
      <text:p text:style-name="P1">• Garment sewing and assembly</text:p>
      <text:p text:style-name="P1">• Fabric cutting and preparation</text:p>
      <text:p text:style-name="P1">• Quality inspection</text:p>
      <text:p text:style-name="P1">• Packaging and distribution</text:p>
      <text:p text:style-name="P1"/>
      <text:p text:style-name="P1">Precision Machining:</text:p>
      <text:p text:style-name="P1">• CNC machine operation</text:p>
      <text:p text:style-name="P1">• Tool and die manufacturing</text:p>
      <text:p text:style-name="P1">• Aerospace component production</text:p>
      <text:p text:style-name="P1">• Medical device manufacturing</text:p>
      <text:p text:style-name="P1"/>
      <text:p text:style-name="P1">THE EXPONENTIAL SCALING BREAKTHROUGH:</text:p>
      <text:p text:style-name="P1"/>
      <text:p text:style-name="P1">HR Manufacturing HR:</text:p>
      <text:p text:style-name="P1">- Robots building robots</text:p>
      <text:p text:style-name="P1">- Exponential production scaling</text:p>
      <text:p text:style-name="P1">- Costs drop dramatically as volume increases</text:p>
      <text:p text:style-name="P1">- Path to million-unit production runs</text:p>
      <text:p text:style-name="P1"/>
      <text:p text:style-name="P1">Market Impact:</text:p>
      <text:p text:style-name="P1">$5 trillion in manufacturing moved offshore</text:p>
      <text:p text:style-name="P1">Even 20% return to US = $1 trillion opportunity</text:p>
      <text:p text:style-name="P1">Creates American jobs (supervisors, engineers, managers)</text:p>
      <text:p text:style-name="P1">While maintaining cost competitiveness with China</text:p>
      <text:p text:style-name="P1"/>
      <text:p text:style-name="P1">-------------------</text:p>
      <text:p text:style-name="P1">4. CONSTRUCTION</text:p>
      <text:p text:style-name="P1">-------------------</text:p>
      <text:p text:style-name="P1"/>
      <text:p text:style-name="P1">MARKET SIZE: $2 Trillion</text:p>
      <text:p text:style-name="P1">(Global construction industry)</text:p>
      <text:p text:style-name="P1"/>
      <text:p text:style-name="P1">THE SAFETY REVOLUTION:</text:p>
      <text:p text:style-name="P1"/>
      <text:p text:style-name="P1">Current Reality:</text:p>
      <text:p text:style-name="P1">- Construction has highest workplace fatality rate</text:p>
      <text:p text:style-name="P1">- Falls, equipment accidents, electrocution</text:p>
      <text:p text:style-name="P1">- Massive insurance and liability costs</text:p>
      <text:p text:style-name="P1"/>
      <text:p text:style-name="P1">HaGOLEM Solution:</text:p>
      <text:p text:style-name="P1">- HR eliminates human accidents entirely</text:p>
      <text:p text:style-name="P1">- No fear of heights, no fatigue-related errors</text:p>
      <text:p text:style-name="P1">- Perfect safety protocol execution</text:p>
      <text:p text:style-name="P1">- Worker compensation insurance drops to near-zero</text:p>
      <text:p text:style-name="P1"/>
      <text:p text:style-name="P1">APPLICATIONS:</text:p>
      <text:p text:style-name="P1"/>
      <text:p text:style-name="P1">High-Rise Construction:</text:p>
      <text:p text:style-name="P1">• Steel beam placement (no fear of heights)</text:p>
      <text:p text:style-name="P1">• Window installation at elevation</text:p>
      <text:p text:style-name="P1">• Facade work</text:p>
      <text:p text:style-name="P1">• Roofing operations</text:p>
      <text:p text:style-name="P1"/>
      <text:p text:style-name="P1">Heavy Machinery Operation:</text:p>
      <text:p text:style-name="P1">• Crane operation (perfect precision)</text:p>
      <text:p text:style-name="P1">• Excavator and bulldozer operation</text:p>
      <text:p text:style-name="P1">• Concrete pouring equipment</text:p>
      <text:p text:style-name="P1">• Pile driving and foundation work</text:p>
      <text:p text:style-name="P1"/>
      <text:p text:style-name="P1">Dangerous Specialized Work:</text:p>
      <text:p text:style-name="P1">• Demolition operations</text:p>
      <text:p text:style-name="P1">• Underground tunnel construction</text:p>
      <text:p text:style-name="P1">• Electrical work at dangerous voltages</text:p>
      <text:p text:style-name="P1">• Confined space operations</text:p>
      <text:p text:style-name="P1"/>
      <text:p text:style-name="P1">Infrastructure:</text:p>
      <text:p text:style-name="P1">• Bridge construction and maintenance</text:p>
      <text:p text:style-name="P1">• Road building and repair</text:p>
      <text:p text:style-name="P1">• Utility installation</text:p>
      <text:p text:style-name="P1">• Pipeline construction</text:p>
      <text:p text:style-name="P1"/>
      <text:p text:style-name="P1">Market Impact:</text:p>
      <text:p text:style-name="P1">- $2 trillion global construction market</text:p>
      <text:p text:style-name="P1">- Insurance costs drop 90%+</text:p>
      <text:p text:style-name="P1">- Project completion speeds increase 40%</text:p>
      <text:p text:style-name="P1">- Accident-related delays eliminated</text:p>
      <text:p text:style-name="P1"/>
      <text:p text:style-name="P1">-------------------</text:p>
      <text:p text:style-name="P1">5. RETAIL &amp; CUSTOMER SERVICE</text:p>
      <text:p text:style-name="P1">-------------------</text:p>
      <text:p text:style-name="P1"/>
      <text:p text:style-name="P1">MARKET SIZE: 15 Million US Retail Workers</text:p>
      <text:p text:style-name="P1">($450 billion in annual labor costs)</text:p>
      <text:p text:style-name="P1"/>
      <text:p text:style-name="P1">THE 24/7 ADVANTAGE:</text:p>
      <text:p text:style-name="P1"/>
      <text:p text:style-name="P1">HR works 24/7 with:</text:p>
      <text:p text:style-name="P1">- No benefits costs</text:p>
      <text:p text:style-name="P1">- No turnover or training costs</text:p>
      <text:p text:style-name="P1">- Perfect product knowledge</text:p>
      <text:p text:style-name="P1">- Never sick, never tired</text:p>
      <text:p text:style-name="P1"><text:soft-page-break/>- Consistent customer service quality</text:p>
      <text:p text:style-name="P1"/>
      <text:p text:style-name="P1">APPLICATIONS:</text:p>
      <text:p text:style-name="P1"/>
      <text:p text:style-name="P1">Grocery Stores:</text:p>
      <text:p text:style-name="P1">• Stocking shelves (night operations)</text:p>
      <text:p text:style-name="P1">• Checkout and bagging</text:p>
      <text:p text:style-name="P1">• Customer assistance and product location</text:p>
      <text:p text:style-name="P1">• Inventory management</text:p>
      <text:p text:style-name="P1">• Fresh food preparation</text:p>
      <text:p text:style-name="P1"/>
      <text:p text:style-name="P1">Supermarkets:</text:p>
      <text:p text:style-name="P1">• Inventory tracking and restocking</text:p>
      <text:p text:style-name="P1">• Price checking and updates</text:p>
      <text:p text:style-name="P1">• Customer service desk</text:p>
      <text:p text:style-name="P1">• Online order fulfillment</text:p>
      <text:p text:style-name="P1">• Store cleaning and maintenance</text:p>
      <text:p text:style-name="P1"/>
      <text:p text:style-name="P1">Bank Branches:</text:p>
      <text:p text:style-name="P1">• Teller operations</text:p>
      <text:p text:style-name="P1">• Account services</text:p>
      <text:p text:style-name="P1">• Safe deposit box access</text:p>
      <text:p text:style-name="P1">• 24/7 availability for basic transactions</text:p>
      <text:p text:style-name="P1">• ATM maintenance and cash management</text:p>
      <text:p text:style-name="P1"/>
      <text:p text:style-name="P1">Specialty Retail:</text:p>
      <text:p text:style-name="P1">• Product knowledge and recommendations</text:p>
      <text:p text:style-name="P1">• Never pushy sales tactics</text:p>
      <text:p text:style-name="P1">• Technical support</text:p>
      <text:p text:style-name="P1">• Fitting room assistance</text:p>
      <text:p text:style-name="P1">• Inventory management</text:p>
      <text:p text:style-name="P1"/>
      <text:p text:style-name="P1">Reception &amp; Hospitality:</text:p>
      <text:p text:style-name="P1">• Hotel check-in/check-out</text:p>
      <text:p text:style-name="P1">• Office building reception</text:p>
      <text:p text:style-name="P1">• Hospital visitor management</text:p>
      <text:p text:style-name="P1">• Event registration</text:p>
      <text:p text:style-name="P1"/>
      <text:p text:style-name="P1">Market Impact:</text:p>
      <text:p text:style-name="P1">15 million retail workers × $30K average salary = $450B</text:p>
      <text:p text:style-name="P1">HR replacement costs: $5K/year per position</text:p>
      <text:p text:style-name="P1">Net savings: $375 billion annually</text:p>
      <text:p text:style-name="P1"/>
      <text:p text:style-name="P1">-------------------</text:p>
      <text:p text:style-name="P1">6. SECURITY &amp; PROTECTION</text:p>
      <text:p text:style-name="P1">-------------------</text:p>
      <text:p text:style-name="P1"/>
      <text:p text:style-name="P1">MARKET SIZE: $350 Billion</text:p>
      <text:p text:style-name="P1">(Global security services market)</text:p>
      <text:p text:style-name="P1"/>
      <text:p text:style-name="P1">THE VIGILANCE ADVANTAGE:</text:p>
      <text:p text:style-name="P1"/>
      <text:p text:style-name="P1">HR provides:</text:p>
      <text:p text:style-name="P1">- 24/7 surveillance without fatigue</text:p>
      <text:p text:style-name="P1">- Perfect protocol execution</text:p>
      <text:p text:style-name="P1">- Never sleeps on duty</text:p>
      <text:p text:style-name="P1">- No fear response</text:p>
      <text:p text:style-name="P1">- Consistent threat assessment</text:p>
      <text:p text:style-name="P1"/>
      <text:p text:style-name="P1">APPLICATIONS:</text:p>
      <text:p text:style-name="P1"/>
      <text:p text:style-name="P1">Perimeter Security:</text:p>
      <text:p text:style-name="P1">• Walk property boundaries continuously</text:p>
      <text:p text:style-name="P1">• Fence line inspection</text:p>
      <text:p text:style-name="P1">• Access point monitoring</text:p>
      <text:p text:style-name="P1">• Unauthorized entry detection</text:p>
      <text:p text:style-name="P1">• Emergency response</text:p>
      <text:p text:style-name="P1"/>
      <text:p text:style-name="P1">Night Guard Services:</text:p>
      <text:p text:style-name="P1">• Perfect night vision capability</text:p>
      <text:p text:style-name="P1">• Building interior patrols</text:p>
      <text:p text:style-name="P1">• Parking structure monitoring</text:p>
      <text:p text:style-name="P1">• After-hours facility protection</text:p>
      <text:p text:style-name="P1">• Alarm response</text:p>
      <text:p text:style-name="P1"/>
      <text:p text:style-name="P1">Mobile Patrols:</text:p>
      <text:p text:style-name="P1">• Drive security routes</text:p>
      <text:p text:style-name="P1">• Multi-location coverage</text:p>
      <text:p text:style-name="P1">• Rapid response to alerts</text:p>
      <text:p text:style-name="P1">• Traffic control</text:p>
      <text:p text:style-name="P1">• Emergency transport</text:p>
      <text:p text:style-name="P1"/>
      <text:p text:style-name="P1">Law Enforcement Support:</text:p>
      <text:p text:style-name="P1">• Neighborhood patrol assistance</text:p>
      <text:p text:style-name="P1">• Traffic monitoring and management</text:p>
      <text:p text:style-name="P1">• Crowd monitoring at events</text:p>
      <text:p text:style-name="P1">• Search and rescue operations</text:p>
      <text:p text:style-name="P1">• Evidence collection support</text:p>
      <text:p text:style-name="P1"/>
      <text:p text:style-name="P1">Private Security:</text:p>
      <text:p text:style-name="P1">• Executive protection</text:p>
      <text:p text:style-name="P1">• Event security</text:p>
      <text:p text:style-name="P1">• Access control</text:p>
      <text:p text:style-name="P1">• Threat assessment</text:p>
      <text:p text:style-name="P1">• Emergency medical response</text:p>
      <text:p text:style-name="P1"/>
      <text:p text:style-name="P1">Market Impact:</text:p>
      <text:p text:style-name="P1">$350 billion global market</text:p>
      <text:p text:style-name="P1"><text:soft-page-break/>HR provides 24/7 coverage at 1/10th human cost</text:p>
      <text:p text:style-name="P1">Eliminates human error and fatigue issues</text:p>
      <text:p text:style-name="P1">Perfect incident documentation</text:p>
      <text:p text:style-name="P1"/>
      <text:p text:style-name="P1">-------------------</text:p>
      <text:p text:style-name="P1">7. ELDERLY CARE</text:p>
      <text:p text:style-name="P1">-------------------</text:p>
      <text:p text:style-name="P1"/>
      <text:p text:style-name="P1">MARKET SIZE: $1.6 Trillion</text:p>
      <text:p text:style-name="P1">(Global elderly care market)</text:p>
      <text:p text:style-name="P1"/>
      <text:p text:style-name="P1">THE AGING CRISIS SOLUTION:</text:p>
      <text:p text:style-name="P1"/>
      <text:p text:style-name="P1">By 2030: 1 in 6 people worldwide will be 60+</text:p>
      <text:p text:style-name="P1">Problem: Not enough caregivers exist at any price</text:p>
      <text:p text:style-name="P1">Solution: HR provides 24/7 care families can actually afford</text:p>
      <text:p text:style-name="P1"/>
      <text:p text:style-name="P1">APPLICATIONS:</text:p>
      <text:p text:style-name="P1"/>
      <text:p text:style-name="P1">Mobility Assistance:</text:p>
      <text:p text:style-name="P1">• Walking support and fall prevention</text:p>
      <text:p text:style-name="P1">• Transfer assistance (bed to chair, etc.)</text:p>
      <text:p text:style-name="P1">• Bathroom assistance</text:p>
      <text:p text:style-name="P1">• Exercise and physical therapy support</text:p>
      <text:p text:style-name="P1">• Emergency response for falls</text:p>
      <text:p text:style-name="P1"/>
      <text:p text:style-name="P1">Medical Support:</text:p>
      <text:p text:style-name="P1">• Medication reminders</text:p>
      <text:p text:style-name="P1">• Medication administration</text:p>
      <text:p text:style-name="P1">• Vital signs monitoring</text:p>
      <text:p text:style-name="P1">• Doctor appointment coordination</text:p>
      <text:p text:style-name="P1">• Emergency medical alert</text:p>
      <text:p text:style-name="P1"/>
      <text:p text:style-name="P1">Daily Living:</text:p>
      <text:p text:style-name="P1">• Meal preparation</text:p>
      <text:p text:style-name="P1">• Light housekeeping</text:p>
      <text:p text:style-name="P1">• Laundry and clothing care</text:p>
      <text:p text:style-name="P1">• Personal hygiene assistance</text:p>
      <text:p text:style-name="P1">• Shopping and errands</text:p>
      <text:p text:style-name="P1"/>
      <text:p text:style-name="P1">Companionship:</text:p>
      <text:p text:style-name="P1">• Conversation and social interaction</text:p>
      <text:p text:style-name="P1">• Game playing and activities</text:p>
      <text:p text:style-name="P1">• Reading assistance</text:p>
      <text:p text:style-name="P1">• Video call setup with family</text:p>
      <text:p text:style-name="P1">• Cognitive stimulation activities</text:p>
      <text:p text:style-name="P1"/>
      <text:p text:style-name="P1">Safety &amp; Monitoring:</text:p>
      <text:p text:style-name="P1">• 24/7 presence without invasion of privacy</text:p>
      <text:p text:style-name="P1">• Emergency detection (falls, medical events)</text:p>
      <text:p text:style-name="P1">• Home safety monitoring</text:p>
      <text:p text:style-name="P1">• Medication compliance tracking</text:p>
      <text:p text:style-name="P1">• Family status updates</text:p>
      <text:p text:style-name="P1"/>
      <text:p text:style-name="P1">THE AFFORDABILITY BREAKTHROUGH:</text:p>
      <text:p text:style-name="P1"/>
      <text:p text:style-name="P1">Current Model:</text:p>
      <text:p text:style-name="P1">24/7 human care = $200,000+/year (unaffordable for most families)</text:p>
      <text:p text:style-name="P1">Most families forced to use nursing homes = $100,000+/year</text:p>
      <text:p text:style-name="P1"/>
      <text:p text:style-name="P1">HaGOLEM Model:</text:p>
      <text:p text:style-name="P1">24/7 HR care = $25,000/year (affordable for middle class)</text:p>
      <text:p text:style-name="P1">Elderly can stay in their homes</text:p>
      <text:p text:style-name="P1">Family peace of mind</text:p>
      <text:p text:style-name="P1">Better quality of life</text:p>
      <text:p text:style-name="P1"/>
      <text:p text:style-name="P1">Market Impact:</text:p>
      <text:p text:style-name="P1">1.6 trillion global elderly care market</text:p>
      <text:p text:style-name="P1">10,000 people turn 65 every day in US alone</text:p>
      <text:p text:style-name="P1">HR enables aging in place vs. institutional care</text:p>
      <text:p text:style-name="P1">Massive cost savings for families and healthcare system</text:p>
      <text:p text:style-name="P1"/>
      <text:p text:style-name="P1">-------------------</text:p>
      <text:p text:style-name="P1">8. CLEANING &amp; MAINTENANCE</text:p>
      <text:p text:style-name="P1">-------------------</text:p>
      <text:p text:style-name="P1"/>
      <text:p text:style-name="P1">MARKET SIZE: $370 Billion</text:p>
      <text:p text:style-name="P1">(Global cleaning services market)</text:p>
      <text:p text:style-name="P1"/>
      <text:p text:style-name="P1">THE CONSISTENCY ADVANTAGE:</text:p>
      <text:p text:style-name="P1"/>
      <text:p text:style-name="P1">HR provides:</text:p>
      <text:p text:style-name="P1">- Perfect consistency every time</text:p>
      <text:p text:style-name="P1">- 24/7 operation capability</text:p>
      <text:p text:style-name="P1">- No sick days or no-shows</text:p>
      <text:p text:style-name="P1">- Detailed cleaning protocols executed perfectly</text:p>
      <text:p text:style-name="P1">- Real-time quality verification</text:p>
      <text:p text:style-name="P1"/>
      <text:p text:style-name="P1">APPLICATIONS:</text:p>
      <text:p text:style-name="P1"/>
      <text:p text:style-name="P1">Residential Cleaning:</text:p>
      <text:p text:style-name="P1">• Vacuuming and floor care</text:p>
      <text:p text:style-name="P1">• Bathroom cleaning and sanitization</text:p>
      <text:p text:style-name="P1">• Kitchen cleaning</text:p>
      <text:p text:style-name="P1">• Dusting and surface care</text:p>
      <text:p text:style-name="P1">• Laundry and ironing</text:p>
      <text:p text:style-name="P1"/>
      <text:p text:style-name="P1">Commercial Building:</text:p>
      <text:p text:style-name="P1"><text:soft-page-break/>• Office nightly cleaning</text:p>
      <text:p text:style-name="P1">• Restroom sanitization</text:p>
      <text:p text:style-name="P1">• Trash removal and recycling</text:p>
      <text:p text:style-name="P1">• Window cleaning</text:p>
      <text:p text:style-name="P1">• Floor maintenance (strip and wax)</text:p>
      <text:p text:style-name="P1"/>
      <text:p text:style-name="P1">Industrial Facilities:</text:p>
      <text:p text:style-name="P1">• Factory floor cleaning</text:p>
      <text:p text:style-name="P1">• Warehouse maintenance</text:p>
      <text:p text:style-name="P1">• Equipment cleaning</text:p>
      <text:p text:style-name="P1">• Hazardous material cleanup</text:p>
      <text:p text:style-name="P1">• Specialized sanitization</text:p>
      <text:p text:style-name="P1"/>
      <text:p text:style-name="P1">Public Spaces:</text:p>
      <text:p text:style-name="P1">• Sidewalk and street cleaning</text:p>
      <text:p text:style-name="P1">• Park maintenance</text:p>
      <text:p text:style-name="P1">• Public restroom sanitization</text:p>
      <text:p text:style-name="P1">• Transit station cleaning</text:p>
      <text:p text:style-name="P1">• Beach and waterfront maintenance</text:p>
      <text:p text:style-name="P1"/>
      <text:p text:style-name="P1">Market Impact:</text:p>
      <text:p text:style-name="P1">$370 billion global cleaning market</text:p>
      <text:p text:style-name="P1">HR works night shifts without premium pay</text:p>
      <text:p text:style-name="P1">Perfect consistency reduces customer complaints</text:p>
      <text:p text:style-name="P1">Enables 24/7 facility utilization</text:p>
      <text:p text:style-name="P1"/>
      <text:p text:style-name="P1">-------------------</text:p>
      <text:p text:style-name="P1">9. AGRICULTURE</text:p>
      <text:p text:style-name="P1">-------------------</text:p>
      <text:p text:style-name="P1"/>
      <text:p text:style-name="P1">MARKET SIZE: Labor Shortage Crisis</text:p>
      <text:p text:style-name="P1">(Farms can't find workers at any price)</text:p>
      <text:p text:style-name="P1"/>
      <text:p text:style-name="P1">THE LABOR SOLUTION:</text:p>
      <text:p text:style-name="P1"/>
      <text:p text:style-name="P1">Current Reality:</text:p>
      <text:p text:style-name="P1">- Severe farm labor shortage</text:p>
      <text:p text:style-name="P1">- Crops rotting in fields unharvested</text:p>
      <text:p text:style-name="P1">- Immigration restrictions limit workers</text:p>
      <text:p text:style-name="P1">- Backbreaking work nobody wants</text:p>
      <text:p text:style-name="P1"/>
      <text:p text:style-name="P1">HaGOLEM Solution:</text:p>
      <text:p text:style-name="P1">- HR works 24/7 in any weather</text:p>
      <text:p text:style-name="P1">- No visa required</text:p>
      <text:p text:style-name="P1">- Perfect consistency</text:p>
      <text:p text:style-name="P1">- Solves labor crisis completely</text:p>
      <text:p text:style-name="P1"/>
      <text:p text:style-name="P1">APPLICATIONS:</text:p>
      <text:p text:style-name="P1"/>
      <text:p text:style-name="P1">Traditional Farming:</text:p>
      <text:p text:style-name="P1">• Planting operations</text:p>
      <text:p text:style-name="P1">• Crop monitoring and maintenance</text:p>
      <text:p text:style-name="P1">• Harvesting (vegetables, fruits, grains)</text:p>
      <text:p text:style-name="P1">• Irrigation management</text:p>
      <text:p text:style-name="P1">• Soil preparation</text:p>
      <text:p text:style-name="P1"/>
      <text:p text:style-name="P1">Greenhouse Operations:</text:p>
      <text:p text:style-name="P1">• Climate-controlled precision growing</text:p>
      <text:p text:style-name="P1">• Seedling care and transplanting</text:p>
      <text:p text:style-name="P1">• Pest and disease monitoring</text:p>
      <text:p text:style-name="P1">• Harvest at peak ripeness</text:p>
      <text:p text:style-name="P1">• Packaging and distribution prep</text:p>
      <text:p text:style-name="P1"/>
      <text:p text:style-name="P1">Livestock Management:</text:p>
      <text:p text:style-name="P1">• Feeding operations</text:p>
      <text:p text:style-name="P1">• Health monitoring</text:p>
      <text:p text:style-name="P1">• Milking operations (dairy)</text:p>
      <text:p text:style-name="P1">• Egg collection (poultry)</text:p>
      <text:p text:style-name="P1">• Facility cleaning and maintenance</text:p>
      <text:p text:style-name="P1"/>
      <text:p text:style-name="P1">Specialty Crops:</text:p>
      <text:p text:style-name="P1">• Vineyard maintenance and harvest</text:p>
      <text:p text:style-name="P1">• Orchard operations</text:p>
      <text:p text:style-name="P1">• Berry farming</text:p>
      <text:p text:style-name="P1">• Organic farming (reduced chemical exposure)</text:p>
      <text:p text:style-name="P1">• Vertical farming operations</text:p>
      <text:p text:style-name="P1"/>
      <text:p text:style-name="P1">Market Impact:</text:p>
      <text:p text:style-name="P1">Solves critical labor shortage</text:p>
      <text:p text:style-name="P1">Enables expansion of US agriculture</text:p>
      <text:p text:style-name="P1">Reduces food costs</text:p>
      <text:p text:style-name="P1">Improves food security</text:p>
      <text:p text:style-name="P1"/>
      <text:p text:style-name="P1">-------------------</text:p>
      <text:p text:style-name="P1">10. HEALTHCARE SUPPORT</text:p>
      <text:p text:style-name="P1">-------------------</text:p>
      <text:p text:style-name="P1"/>
      <text:p text:style-name="P1">MARKET SIZE: Hospital Labor Shortage Crisis</text:p>
      <text:p text:style-name="P1">(Nurses spend 30% of time on non-medical tasks)</text:p>
      <text:p text:style-name="P1"/>
      <text:p text:style-name="P1">CRITICAL DISTINCTION:</text:p>
      <text:p text:style-name="P1">HR assists medical professionals</text:p>
      <text:p text:style-name="P1">HR does NOT replace doctors or nurses</text:p>
      <text:p text:style-name="P1">HR handles non-medical tasks to free medical staff for patient care</text:p>
      <text:p text:style-name="P1"/>
      <text:p text:style-name="P1">APPLICATIONS:</text:p>
      <text:p text:style-name="P1"/>
      <text:p text:style-name="P1">Patient Mobility:</text:p>
      <text:p text:style-name="P1"><text:soft-page-break/>• Walking assistance for rehabilitation</text:p>
      <text:p text:style-name="P1">• Transfer support (bed, chair, bathroom)</text:p>
      <text:p text:style-name="P1">• Physical therapy exercise guidance</text:p>
      <text:p text:style-name="P1">• Post-surgery mobility support</text:p>
      <text:p text:style-name="P1">• Fall prevention during movement</text:p>
      <text:p text:style-name="P1"/>
      <text:p text:style-name="P1">Wound Care:</text:p>
      <text:p text:style-name="P1">• Bandaging and dressing changes</text:p>
      <text:p text:style-name="P1">• Wound cleaning (under nurse supervision)</text:p>
      <text:p text:style-name="P1">• Pressure ulcer prevention</text:p>
      <text:p text:style-name="P1">• Post-surgical incision care</text:p>
      <text:p text:style-name="P1">• Documentation and monitoring</text:p>
      <text:p text:style-name="P1"/>
      <text:p text:style-name="P1">Medical Imaging Support:</text:p>
      <text:p text:style-name="P1">• X-ray positioning assistance</text:p>
      <text:p text:style-name="P1">• MRI and CT scan patient prep</text:p>
      <text:p text:style-name="P1">• Image analysis (AI-powered)</text:p>
      <text:p text:style-name="P1">• Radiology report generation</text:p>
      <text:p text:style-name="P1">• May eventually reduce need for radiologists</text:p>
      <text:p text:style-name="P1"/>
      <text:p text:style-name="P1">Laboratory Work:</text:p>
      <text:p text:style-name="P1">• Sample processing and analysis</text:p>
      <text:p text:style-name="P1">• Test running and result recording</text:p>
      <text:p text:style-name="P1">• Equipment maintenance and calibration</text:p>
      <text:p text:style-name="P1">• Quality control procedures</text:p>
      <text:p text:style-name="P1">• Supply inventory management</text:p>
      <text:p text:style-name="P1"/>
      <text:p text:style-name="P1">Supply &amp; Logistics:</text:p>
      <text:p text:style-name="P1">• Medical supply restocking</text:p>
      <text:p text:style-name="P1">• Linen management</text:p>
      <text:p text:style-name="P1">• Waste disposal (including hazardous)</text:p>
      <text:p text:style-name="P1">• Equipment sterilization</text:p>
      <text:p text:style-name="P1">• Medication delivery to nursing stations</text:p>
      <text:p text:style-name="P1"/>
      <text:p text:style-name="P1">THE EFFICIENCY BREAKTHROUGH:</text:p>
      <text:p text:style-name="P1"/>
      <text:p text:style-name="P1">Current Reality:</text:p>
      <text:p text:style-name="P1">Nurses spend 30% of time on non-medical tasks</text:p>
      <text:p text:style-name="P1">$50/hour nurse doing $15/hour work</text:p>
      <text:p text:style-name="P1">Massive inefficiency + nurse burnout</text:p>
      <text:p text:style-name="P1"/>
      <text:p text:style-name="P1">HaGOLEM Solution:</text:p>
      <text:p text:style-name="P1">HR handles all non-medical tasks</text:p>
      <text:p text:style-name="P1">Nurses focus 100% on patient care</text:p>
      <text:p text:style-name="P1">Better patient outcomes</text:p>
      <text:p text:style-name="P1">Reduced nurse burnout</text:p>
      <text:p text:style-name="P1">Lower hospital costs</text:p>
      <text:p text:style-name="P1"/>
      <text:p text:style-name="P1">Market Impact:</text:p>
      <text:p text:style-name="P1">Hospital labor shortage is critical</text:p>
      <text:p text:style-name="P1">HR solves the crisis without compromising care</text:p>
      <text:p text:style-name="P1">Enables nurses to practice at top of their license</text:p>
      <text:p text:style-name="P1">Improves patient satisfaction scores</text:p>
      <text:p text:style-name="P1"/>
      <text:p text:style-name="P1">-------------------</text:p>
      <text:p text:style-name="P1">11. TOUR GUIDE SERVICES</text:p>
      <text:p text:style-name="P1">-------------------</text:p>
      <text:p text:style-name="P1"/>
      <text:p text:style-name="P1">MARKET SIZE: $15 Billion</text:p>
      <text:p text:style-name="P1">(Global tour guide and interpretation market)</text:p>
      <text:p text:style-name="P1"/>
      <text:p text:style-name="P1">THE KNOWLEDGE ADVANTAGE:</text:p>
      <text:p text:style-name="P1"/>
      <text:p text:style-name="P1">HR provides:</text:p>
      <text:p text:style-name="P1">- Perfect knowledge retention (never forgets)</text:p>
      <text:p text:style-name="P1">- Available 24/7, any time</text:p>
      <text:p text:style-name="P1">- Speaks all languages perfectly</text:p>
      <text:p text:style-name="P1">- Never tired or irritable</text:p>
      <text:p text:style-name="P1">- Customizable tour experience</text:p>
      <text:p text:style-name="P1"/>
      <text:p text:style-name="P1">APPLICATIONS:</text:p>
      <text:p text:style-name="P1"/>
      <text:p text:style-name="P1">Museum Tours:</text:p>
      <text:p text:style-name="P1">• Art history and context</text:p>
      <text:p text:style-name="P1">• Artifact information and significance</text:p>
      <text:p text:style-name="P1">• Interactive Q&amp;A</text:p>
      <text:p text:style-name="P1">• Multi-language capability</text:p>
      <text:p text:style-name="P1">• Accessibility features</text:p>
      <text:p text:style-name="P1"/>
      <text:p text:style-name="P1">City Tours:</text:p>
      <text:p text:style-name="P1">• Historical site information</text:p>
      <text:p text:style-name="P1">• Architectural details</text:p>
      <text:p text:style-name="P1">• Cultural context and stories</text:p>
      <text:p text:style-name="P1">• Restaurant and attraction recommendations</text:p>
      <text:p text:style-name="P1">• Photography assistance</text:p>
      <text:p text:style-name="P1"/>
      <text:p text:style-name="P1">Historical Sites:</text:p>
      <text:p text:style-name="P1">• Battle reenactments and explanation</text:p>
      <text:p text:style-name="P1">• Timeline visualization</text:p>
      <text:p text:style-name="P1">• "What it looked like then" AR overlay</text:p>
      <text:p text:style-name="P1">• Interactive historical scenarios</text:p>
      <text:p text:style-name="P1">• Educational programs for schools</text:p>
      <text:p text:style-name="P1"/>
      <text:p text:style-name="P1">Corporate Facilities:</text:p>
      <text:p text:style-name="P1">• Factory tour guides</text:p>
      <text:p text:style-name="P1">• Company history and culture</text:p>
      <text:p text:style-name="P1">• Product demonstrations</text:p>
      <text:p text:style-name="P1">• Safety briefings</text:p>
      <text:p text:style-name="P1"><text:soft-page-break/>• Visitor management</text:p>
      <text:p text:style-name="P1"/>
      <text:p text:style-name="P1">Specialized Tours:</text:p>
      <text:p text:style-name="P1">• Wine country tours</text:p>
      <text:p text:style-name="P1">• Hiking and nature interpretation</text:p>
      <text:p text:style-name="P1">• Food tours</text:p>
      <text:p text:style-name="P1">• Ghost tours and storytelling</text:p>
      <text:p text:style-name="P1">• Adventure tourism support</text:p>
      <text:p text:style-name="P1"/>
      <text:p text:style-name="P1">THE PERSONALIZATION BREAKTHROUGH:</text:p>
      <text:p text:style-name="P1"/>
      <text:p text:style-name="P1">Traditional Guide:</text:p>
      <text:p text:style-name="P1">One tour fits all</text:p>
      <text:p text:style-name="P1">Limited language options</text:p>
      <text:p text:style-name="P1">Fixed schedule</text:p>
      <text:p text:style-name="P1">Expensive for small groups</text:p>
      <text:p text:style-name="P1"/>
      <text:p text:style-name="P1">HaGOLEM Guide:</text:p>
      <text:p text:style-name="P1">Customized to your interests</text:p>
      <text:p text:style-name="P1">Any language, any accent</text:p>
      <text:p text:style-name="P1">Available anytime</text:p>
      <text:p text:style-name="P1">Affordable for individuals</text:p>
      <text:p text:style-name="P1"/>
      <text:p text:style-name="P1">Market Impact:</text:p>
      <text:p text:style-name="P1">Democratizes access to quality tours</text:p>
      <text:p text:style-name="P1">Enables 24/7 tourism operations</text:p>
      <text:p text:style-name="P1">Consistent quality experience</text:p>
      <text:p text:style-name="P1">Multi-language without human interpreter costs</text:p>
      <text:p text:style-name="P1"/>
      <text:p text:style-name="P1">=================================================================</text:p>
      <text:p text:style-name="P1">TOTAL ADDRESSABLE MARKET SUMMARY</text:p>
      <text:p text:style-name="P1">=================================================================</text:p>
      <text:p text:style-name="P1"/>
      <text:p text:style-name="P1">CONSERVATIVE ESTIMATES (First 10 Years):</text:p>
      <text:p text:style-name="P1"/>
      <text:p text:style-name="P1">Food Preparation: $108 billion</text:p>
      <text:p text:style-name="P1">Transportation: $1.5 trillion</text:p>
      <text:p text:style-name="P1">Manufacturing: $1.0 trillion (20% of offshore production)</text:p>
      <text:p text:style-name="P1">Construction: $400 billion (20% of global market)</text:p>
      <text:p text:style-name="P1">Retail: $450 billion (US labor costs)</text:p>
      <text:p text:style-name="P1">Elderly Care: $320 billion (20% of global market)</text:p>
      <text:p text:style-name="P1">Security: $70 billion (20% of global market)</text:p>
      <text:p text:style-name="P1">Healthcare Support: $100 billion</text:p>
      <text:p text:style-name="P1">Agriculture: $50 billion</text:p>
      <text:p text:style-name="P1">Cleaning: $74 billion (20% of global market)</text:p>
      <text:p text:style-name="P1">Tour Guides: $3 billion (20% of market)</text:p>
      <text:p text:style-name="P1"/>
      <text:p text:style-name="P1">TOTAL TAM: $4+ Trillion</text:p>
      <text:p text:style-name="P1"/>
      <text:p text:style-name="P1">PLATFORM FEE MODEL:</text:p>
      <text:p text:style-name="P1">30% of all transactions on HaGOLEM platform</text:p>
      <text:p text:style-name="P1">Even 1% platform adoption = $40 billion in annual transaction volume</text:p>
      <text:p text:style-name="P1">Our 30% fee = $12 billion annual revenue</text:p>
      <text:p text:style-name="P1">At 10x revenue multiple = $120 billion valuation</text:p>
      <text:p text:style-name="P1"/>
      <text:p text:style-name="P1">This is why the platform winner captures 60-80% of total value.</text:p>
      <text:p text:style-name="P1"/>
      <text:p text:style-name="P1">=================================================================</text:p>
      <text:p text:style-name="P1">V. GO-TO-MARKET STRATEGY: RoboChef</text:p>
      <text:p text:style-name="P1">=================================================================</text:p>
      <text:p text:style-name="P1"/>
      <text:p text:style-name="P1">WHY ROBOCHEF FIRST?</text:p>
      <text:p text:style-name="P1"/>
      <text:p text:style-name="P1">RoboChef is our "wedge" application - the first proof point that validates the entire platform. We chose food preparation for strategic reasons:</text:p>
      <text:p text:style-name="P1"/>
      <text:p text:style-name="P1">1. CLEAR VALUE PROPOSITION</text:p>
      <text:p text:style-name="P1"><text:s text:c="3"/>- Immediate consumer benefit (Michelin meals at home)</text:p>
      <text:p text:style-name="P1"><text:s text:c="3"/>- Obvious ROI calculation</text:p>
      <text:p text:style-name="P1"><text:s text:c="3"/>- Emotional appeal (food is universal)</text:p>
      <text:p text:style-name="P1"><text:s text:c="3"/>- No abstract concepts to explain</text:p>
      <text:p text:style-name="P1"/>
      <text:p text:style-name="P1">2. TECHNICAL COMPLETENESS</text:p>
      <text:p text:style-name="P1"><text:s text:c="3"/>- Requires full HaGOLEM stack:</text:p>
      <text:p text:style-name="P1"><text:s text:c="5"/>* Dexterity and manipulation</text:p>
      <text:p text:style-name="P1"><text:s text:c="5"/>* Real-time decision making</text:p>
      <text:p text:style-name="P1"><text:s text:c="5"/>* Safety protocols (hot surfaces, sharp objects)</text:p>
      <text:p text:style-name="P1"><text:s text:c="5"/>* Natural language interface</text:p>
      <text:p text:style-name="P1"><text:s text:c="5"/>* Pedagogy system (watch chef, replicate)</text:p>
      <text:p text:style-name="P1"><text:s text:c="3"/>- If it works for cooking, it works for everything</text:p>
      <text:p text:style-name="P1"/>
      <text:p text:style-name="P1">3. PROVEN DEMAND</text:p>
      <text:p text:style-name="P1"><text:s text:c="3"/>- Celebrity chefs want passive income</text:p>
      <text:p text:style-name="P1"><text:s text:c="3"/>- Families want convenience + quality</text:p>
      <text:p text:style-name="P1"><text:s text:c="3"/>- Street food vendors want to scale</text:p>
      <text:p text:style-name="P1"><text:s text:c="3"/>- Restaurants want consistency</text:p>
      <text:p text:style-name="P1"/>
      <text:p text:style-name="P1">4. RAPID ITERATION</text:p>
      <text:p text:style-name="P1"><text:s text:c="3"/>- Test in home environment</text:p>
      <text:p text:style-name="P1"><text:s text:c="3"/>- Quick feedback loops</text:p>
      <text:p text:style-name="P1"><text:s text:c="3"/>- Visible results (can taste/see quality)</text:p>
      <text:p text:style-name="P1"><text:s text:c="3"/>- Builds credibility for other applications</text:p>
      <text:p text:style-name="P1"/>
      <text:p text:style-name="P1">ROBOCHEF DEVELOPMENT ROADMAP:</text:p>
      <text:p text:style-name="P1"/>
      <text:p text:style-name="P1">MONTHS 1-3: Platform Foundation</text:p>
      <text:p text:style-name="P1">• Core HaGOLEM OS development</text:p>
      <text:p text:style-name="P1">• Natural language interface</text:p>
      <text:p text:style-name="P1">• Basic manipulation and dexterity</text:p>
      <text:p text:style-name="P1"><text:soft-page-break/>• Safety systems</text:p>
      <text:p text:style-name="P1">• Pedagogy framework</text:p>
      <text:p text:style-name="P1"/>
      <text:p text:style-name="P1">MONTHS 4-6: RoboChef Alpha</text:p>
      <text:p text:style-name="P1">• Partner with 3 celebrity chefs</text:p>
      <text:p text:style-name="P1">• Record 10 signature recipes each</text:p>
      <text:p text:style-name="P1">• Alpha test with 20 families</text:p>
      <text:p text:style-name="P1">• Iterate based on feedback</text:p>
      <text:p text:style-name="P1">• Measure: taste quality, ease of use, reliability</text:p>
      <text:p text:style-name="P1"/>
      <text:p text:style-name="P1">MONTHS 7-9: RoboChef Beta</text:p>
      <text:p text:style-name="P1">• Expand to 100 beta families</text:p>
      <text:p text:style-name="P1">• Add 50 more recipes</text:p>
      <text:p text:style-name="P1">• Grocery integration (ingredient delivery)</text:p>
      <text:p text:style-name="P1">• Recipe marketplace launch</text:p>
      <text:p text:style-name="P1">• Revenue: $50K-$100K (proof of monetization)</text:p>
      <text:p text:style-name="P1"/>
      <text:p text:style-name="P1">MONTHS 10-12: Commercial Launch</text:p>
      <text:p text:style-name="P1">• General availability</text:p>
      <text:p text:style-name="P1">• 1,000 paying customers target</text:p>
      <text:p text:style-name="P1">• Full recipe marketplace</text:p>
      <text:p text:style-name="P1">• Celebrity chef partnerships announced publicly</text:p>
      <text:p text:style-name="P1">• Revenue: $500K-$1M</text:p>
      <text:p text:style-name="P1">• Press coverage and credibility established</text:p>
      <text:p text:style-name="P1"/>
      <text:p text:style-name="P1">YEAR 2: Spin-Off Preparation</text:p>
      <text:p text:style-name="P1">• RoboChef demonstrates product-market fit</text:p>
      <text:p text:style-name="P1">• Recruit food industry CEO</text:p>
      <text:p text:style-name="P1">• Spin off as independent company</text:p>
      <text:p text:style-name="P1">• We retain 35-40% equity</text:p>
      <text:p text:style-name="P1">• Series A fundraise for RoboChef ($15-30M)</text:p>
      <text:p text:style-name="P1">• They scale while we return to platform development</text:p>
      <text:p text:style-name="P1"/>
      <text:p text:style-name="P1">THE CELEBRITY CHEF PARTNERSHIP MODEL:</text:p>
      <text:p text:style-name="P1"/>
      <text:p text:style-name="P1">Step 1: Recruit Celebrity Chefs</text:p>
      <text:p text:style-name="P1">Target: Gordon Ramsay, Wolfgang Puck, Emeril Lagasse, etc.</text:p>
      <text:p text:style-name="P1">Pitch: "Teach once, earn forever - passive income from your recipes"</text:p>
      <text:p text:style-name="P1"/>
      <text:p text:style-name="P1">Step 2: Recipe Recording Session</text:p>
      <text:p text:style-name="P1">• Chef comes to our facility for 2-3 days</text:p>
      <text:p text:style-name="P1">• Demonstrates 20-30 signature dishes</text:p>
      <text:p text:style-name="P1">• HR records every movement, timing, ingredient measurement</text:p>
      <text:p text:style-name="P1">• Chef approves final HR-prepared versions</text:p>
      <text:p text:style-name="P1">• Contract signed: Chef gets 40% of all recipe sales</text:p>
      <text:p text:style-name="P1"/>
      <text:p text:style-name="P1">Step 3: Recipe Marketplace Launch</text:p>
      <text:p text:style-name="P1">• Recipes listed in HaGOLEM marketplace</text:p>
      <text:p text:style-name="P1">• Pricing: $5-$150 per recipe (based on complexity)</text:p>
      <text:p text:style-name="P1">• Celebrity chef collections: $500-$2,000</text:p>
      <text:p text:style-name="P1">• Subscription option: $50/month for unlimited recipes</text:p>
      <text:p text:style-name="P1"/>
      <text:p text:style-name="P1">Step 4: Chef Marketing</text:p>
      <text:p text:style-name="P1">• Chef promotes on social media</text:p>
      <text:p text:style-name="P1">• Cooking shows feature RoboChef</text:p>
      <text:p text:style-name="P1">• "Now you can cook like me at home!"</text:p>
      <text:p text:style-name="P1">• Win-win: Chef earns passive income, we get credibility</text:p>
      <text:p text:style-name="P1"/>
      <text:p text:style-name="P1">Revenue Example:</text:p>
      <text:p text:style-name="P1">Gordon Ramsay teaches 100 recipes</text:p>
      <text:p text:style-name="P1">Average price: $25/recipe</text:p>
      <text:p text:style-name="P1">1 million homes buy at least one Ramsay recipe</text:p>
      <text:p text:style-name="P1">Total revenue: $25 million</text:p>
      <text:p text:style-name="P1">Ramsay's cut (40%): $10 million</text:p>
      <text:p text:style-name="P1">Our cut (30%): $7.5 million</text:p>
      <text:p text:style-name="P1">Ingredient suppliers (30%): $7.5 million</text:p>
      <text:p text:style-name="P1"/>
      <text:p text:style-name="P1">Scale this across 100 celebrity chefs = $750M annual revenue</text:p>
      <text:p text:style-name="P1">Just from RoboChef</text:p>
      <text:p text:style-name="P1">While proving the platform works</text:p>
      <text:p text:style-name="P1"/>
      <text:p text:style-name="P1">THE STREET FOOD REVOLUTION:</text:p>
      <text:p text:style-name="P1"/>
      <text:p text:style-name="P1">Problem:</text:p>
      <text:p text:style-name="P1">Street food vendors are skilled but limited by:</text:p>
      <text:p text:style-name="P1">- Single location</text:p>
      <text:p text:style-name="P1">- Physical capacity (one person can only make so much)</text:p>
      <text:p text:style-name="P1">- Consistency challenges</text:p>
      <text:p text:style-name="P1">- Scaling requires hiring/training</text:p>
      <text:p text:style-name="P1"/>
      <text:p text:style-name="P1">Solution:</text:p>
      <text:p text:style-name="P1">Vendor + HR = Powerful Team</text:p>
      <text:p text:style-name="P1"/>
      <text:p text:style-name="P1">How It Works:</text:p>
      <text:p text:style-name="P1">1. Vendor performs the show (the entertainment value)</text:p>
      <text:p text:style-name="P1"><text:s text:c="3"/>- Fire tricks, juggling, crowd interaction</text:p>
      <text:p text:style-name="P1"><text:s text:c="3"/>- This is what draws the crowd</text:p>
      <text:p text:style-name="P1"><text:s text:c="3"/>- This is the art and showmanship</text:p>
      <text:p text:style-name="P1"/>
      <text:p text:style-name="P1">2. HR makes the food (the consistency value)</text:p>
      <text:p text:style-name="P1"><text:s text:c="3"/>- Perfect execution every time</text:p>
      <text:p text:style-name="P1"><text:s text:c="3"/>- Vendor trains HR their exact recipes</text:p>
      <text:p text:style-name="P1"><text:s text:c="3"/>- HR can make 2-3x more food than human alone</text:p>
      <text:p text:style-name="P1"><text:s text:c="3"/>- No variability in quality</text:p>
      <text:p text:style-name="P1"/>
      <text:p text:style-name="P1">Results:</text:p>
      <text:p text:style-name="P1">- Vendor attracts bigger crowds (the show)</text:p>
      <text:p text:style-name="P1">- HR enables serving more customers (the capacity)</text:p>
      <text:p text:style-name="P1"><text:soft-page-break/>- Vendor income doubles or triples</text:p>
      <text:p text:style-name="P1">- Working class vendors elevated to middle class</text:p>
      <text:p text:style-name="P1">- Win-win-win: Vendor earns more, customers entertained, food perfect</text:p>
      <text:p text:style-name="P1"/>
      <text:p text:style-name="P1">Revenue Model:</text:p>
      <text:p text:style-name="P1">HR lease: $500/month to street vendors</text:p>
      <text:p text:style-name="P1">Recipe licensing: Vendor owns their recipes</text:p>
      <text:p text:style-name="P1">Support and maintenance: $100/month</text:p>
      <text:p text:style-name="P1">Insurance and liability: $100/month</text:p>
      <text:p text:style-name="P1"/>
      <text:p text:style-name="P1">10,000 street food vendors × $700/month = $84M annual recurring revenue</text:p>
      <text:p text:style-name="P1">All from helping working-class vendors scale their business</text:p>
      <text:p text:style-name="P1"/>
      <text:p text:style-name="P1">=================================================================</text:p>
      <text:p text:style-name="P1">VI. THE SPIN-OFF MODEL</text:p>
      <text:p text:style-name="P1">=================================================================</text:p>
      <text:p text:style-name="P1"/>
      <text:p text:style-name="P1">CORE PHILOSOPHY:</text:p>
      <text:p text:style-name="P1"/>
      <text:p text:style-name="P1">We are NOT building a conglomerate that does everything.</text:p>
      <text:p text:style-name="P1">We are building a PLATFORM and spinning off successful applications.</text:p>
      <text:p text:style-name="P1"/>
      <text:p text:style-name="P1">Like Xerox PARC invented the GUI, mouse, and ethernet, then others built companies on top.</text:p>
      <text:p text:style-name="P1">Like Unix became the foundation for countless operating systems.</text:p>
      <text:p text:style-name="P1">Like Android enabled millions of apps.</text:p>
      <text:p text:style-name="P1"/>
      <text:p text:style-name="P1">WHY SPIN-OFFS?</text:p>
      <text:p text:style-name="P1"/>
      <text:p text:style-name="P1">1. FOCUS</text:p>
      <text:p text:style-name="P1"><text:s text:c="3"/>- Keep HaGOLEM focused on platform excellence</text:p>
      <text:p text:style-name="P1"><text:s text:c="3"/>- Don't dilute effort making hamburgers</text:p>
      <text:p text:style-name="P1"><text:s text:c="3"/>- Platform development is our core competency</text:p>
      <text:p text:style-name="P1"/>
      <text:p text:style-name="P1">2. TALENT OPTIMIZATION</text:p>
      <text:p text:style-name="P1"><text:s text:c="3"/>- RoboChef needs food industry experts (not robotics engineers)</text:p>
      <text:p text:style-name="P1"><text:s text:c="3"/>- Transportation apps need logistics experts</text:p>
      <text:p text:style-name="P1"><text:s text:c="3"/>- Healthcare apps need medical professionals</text:p>
      <text:p text:style-name="P1"><text:s text:c="3"/>- Let specialists run specialized businesses</text:p>
      <text:p text:style-name="P1"/>
      <text:p text:style-name="P1">3. CAPITAL EFFICIENCY</text:p>
      <text:p text:style-name="P1"><text:s text:c="3"/>- Each spin-off raises its own capital</text:p>
      <text:p text:style-name="P1"><text:s text:c="3"/>- We don't dilute HaGOLEM equity for application development</text:p>
      <text:p text:style-name="P1"><text:s text:c="3"/>- Spin-offs can raise more capital than we could allocate</text:p>
      <text:p text:style-name="P1"/>
      <text:p text:style-name="P1">4. PORTFOLIO DIVERSIFICATION</text:p>
      <text:p text:style-name="P1"><text:s text:c="3"/>- Build 20-30 valuable companies</text:p>
      <text:p text:style-name="P1"><text:s text:c="3"/>- Each one independently valuable</text:p>
      <text:p text:style-name="P1"><text:s text:c="3"/>- Multiple exit opportunities</text:p>
      <text:p text:style-name="P1"><text:s text:c="3"/>- Risk mitigation</text:p>
      <text:p text:style-name="P1"/>
      <text:p text:style-name="P1">5. PLATFORM LOCK-IN</text:p>
      <text:p text:style-name="P1"><text:s text:c="3"/>- Each successful spin-off validates the platform</text:p>
      <text:p text:style-name="P1"><text:s text:c="3"/>- Network effects strengthen our position</text:p>
      <text:p text:style-name="P1"><text:s text:c="3"/>- Platform becomes increasingly valuable</text:p>
      <text:p text:style-name="P1"><text:s text:c="3"/>- Harder for competitors to displace us</text:p>
      <text:p text:style-name="P1"/>
      <text:p text:style-name="P1">HOW SPIN-OFFS WORK:</text:p>
      <text:p text:style-name="P1"/>
      <text:p text:style-name="P1">STEP 1: PROOF OF CONCEPT (12 months)</text:p>
      <text:p text:style-name="P1">- Build application on HaGOLEM platform</text:p>
      <text:p text:style-name="P1">- Validate product-market fit</text:p>
      <text:p text:style-name="P1">- Achieve $500K-$1M revenue</text:p>
      <text:p text:style-name="P1">- Prove unit economics work</text:p>
      <text:p text:style-name="P1">- Generate press and credibility</text:p>
      <text:p text:style-name="P1"/>
      <text:p text:style-name="P1">STEP 2: SPIN-OFF PREPARATION (Months 13-15)</text:p>
      <text:p text:style-name="P1">- Recruit industry-expert CEO</text:p>
      <text:p text:style-name="P1">- Build initial team (3-5 people)</text:p>
      <text:p text:style-name="P1">- Create independent entity (separate company)</text:p>
      <text:p text:style-name="P1">- HaGOLEM retains 35-40% equity</text:p>
      <text:p text:style-name="P1">- Negotiate platform fee agreement (30% of transactions)</text:p>
      <text:p text:style-name="P1"/>
      <text:p text:style-name="P1">STEP 3: FUNDRAISING (Months 16-18)</text:p>
      <text:p text:style-name="P1">- New company raises Series A ($15-30M)</text:p>
      <text:p text:style-name="P1">- Led by top-tier VCs in their domain</text:p>
      <text:p text:style-name="P1">- Valuation: $50-100M (based on traction)</text:p>
      <text:p text:style-name="P1">- New company now has capital to scale</text:p>
      <text:p text:style-name="P1">- HaGOLEM equity stake worth $17.5-40M (without investing more)</text:p>
      <text:p text:style-name="P1"/>
      <text:p text:style-name="P1">STEP 4: SCALING (Years 2-5)</text:p>
      <text:p text:style-name="P1">- New company scales aggressively</text:p>
      <text:p text:style-name="P1">- Uses any HR hardware (not locked to specific robots)</text:p>
      <text:p text:style-name="P1">- Focuses on their domain expertise</text:p>
      <text:p text:style-name="P1">- HaGOLEM focuses on platform development</text:p>
      <text:p text:style-name="P1">- Both companies grow faster apart than together</text:p>
      <text:p text:style-name="P1"/>
      <text:p text:style-name="P1">STEP 5: EXIT OPTIONS (Years 5-7)</text:p>
      <text:p text:style-name="P1">Each spin-off has independent exit opportunities:</text:p>
      <text:p text:style-name="P1">- Strategic acquisition</text:p>
      <text:p text:style-name="P1">- IPO</text:p>
      <text:p text:style-name="P1">- Secondary sale</text:p>
      <text:p text:style-name="P1">- Merger with competitor</text:p>
      <text:p text:style-name="P1"/>
      <text:p text:style-name="P1">Our 35-40% stake captures significant value at each exit.</text:p>
      <text:p text:style-name="P1"/>
      <text:p text:style-name="P1">THE PORTFOLIO MATH:</text:p>
      <text:p text:style-name="P1"/>
      <text:p text:style-name="P1">Assume we create 20 spin-offs over 10 years:</text:p>
      <text:p text:style-name="P1"><text:soft-page-break/></text:p>
      <text:p text:style-name="P1">Conservative Scenario:</text:p>
      <text:p text:style-name="P1">- 10 spin-offs succeed (50% success rate)</text:p>
      <text:p text:style-name="P1">- Average exit valuation: $500M</text:p>
      <text:p text:style-name="P1">- Our 35% stake: $175M per exit</text:p>
      <text:p text:style-name="P1">- Total: $1.75 billion from spin-offs alone</text:p>
      <text:p text:style-name="P1">- Platform value: Additional $3-5 billion</text:p>
      <text:p text:style-name="P1">- Total value: $5-7 billion</text:p>
      <text:p text:style-name="P1"/>
      <text:p text:style-name="P1">Optimistic Scenario:</text:p>
      <text:p text:style-name="P1">- 15 spin-offs succeed (75% success rate)</text:p>
      <text:p text:style-name="P1">- Average exit valuation: $1B</text:p>
      <text:p text:style-name="P1">- Our 35% stake: $350M per exit</text:p>
      <text:p text:style-name="P1">- Total: $5.25 billion from spin-offs</text:p>
      <text:p text:style-name="P1">- Platform value: Additional $10-15 billion</text:p>
      <text:p text:style-name="P1">- Total value: $15-20 billion</text:p>
      <text:p text:style-name="P1"/>
      <text:p text:style-name="P1">This is how we build generational wealth while staying focused.</text:p>
      <text:p text:style-name="P1"/>
      <text:p text:style-name="P1">RISK MANAGEMENT THROUGH SPIN-OFFS:</text:p>
      <text:p text:style-name="P1"/>
      <text:p text:style-name="P1">The HR market will eventually saturate:</text:p>
      <text:p text:style-name="P1">- Everyone will own 2-3 robots</text:p>
      <text:p text:style-name="P1">- Hardware sales will plateau</text:p>
      <text:p text:style-name="P1">- New customer acquisition will slow</text:p>
      <text:p text:style-name="P1"/>
      <text:p text:style-name="P1">When that happens:</text:p>
      <text:p text:style-name="P1">- Our spin-off portfolio generates steady cash flow</text:p>
      <text:p text:style-name="P1">- 20-30 companies all sending us 30% platform fees</text:p>
      <text:p text:style-name="P1">- Diversified revenue streams</text:p>
      <text:p text:style-name="P1">- Economic moat established</text:p>
      <text:p text:style-name="P1"/>
      <text:p text:style-name="P1">Additionally:</text:p>
      <text:p text:style-name="P1">- Employment agreements with spin-offs</text:p>
      <text:p text:style-name="P1">- During HaGOLEM downturns, spin-offs hire our staff temporarily</text:p>
      <text:p text:style-name="P1">- Keeps team intact</text:p>
      <text:p text:style-name="P1">- Reduces layoff risk</text:p>
      <text:p text:style-name="P1">- Maintains institutional knowledge</text:p>
      <text:p text:style-name="P1"/>
      <text:p text:style-name="P1">=================================================================</text:p>
      <text:p text:style-name="P1">VII. TECHNICAL ARCHITECTURE</text:p>
      <text:p text:style-name="P1">=================================================================</text:p>
      <text:p text:style-name="P1"/>
      <text:p text:style-name="P1">[To be completed by technical team - high-level overview for now]</text:p>
      <text:p text:style-name="P1"/>
      <text:p text:style-name="P1">SYSTEM LAYERS:</text:p>
      <text:p text:style-name="P1"/>
      <text:p text:style-name="P1">1. HARDWARE ABSTRACTION LAYER</text:p>
      <text:p text:style-name="P1"><text:s text:c="3"/>- Unified API for any robot body</text:p>
      <text:p text:style-name="P1"><text:s text:c="3"/>- Motor control standardization</text:p>
      <text:p text:style-name="P1"><text:s text:c="3"/>- Sensor input normalization</text:p>
      <text:p text:style-name="P1"><text:s text:c="3"/>- Power management</text:p>
      <text:p text:style-name="P1"><text:s text:c="3"/>- Thermal management</text:p>
      <text:p text:style-name="P1"/>
      <text:p text:style-name="P1">2. PERCEPTION &amp; VISION SYSTEM</text:p>
      <text:p text:style-name="P1"><text:s text:c="3"/>- Computer vision (object recognition)</text:p>
      <text:p text:style-name="P1"><text:s text:c="3"/>- Depth sensing and 3D mapping</text:p>
      <text:p text:style-name="P1"><text:s text:c="3"/>- Facial recognition</text:p>
      <text:p text:style-name="P1"><text:s text:c="3"/>- Gesture interpretation</text:p>
      <text:p text:style-name="P1"><text:s text:c="3"/>- Environmental awareness</text:p>
      <text:p text:style-name="P1"/>
      <text:p text:style-name="P1">3. NATURAL LANGUAGE PROCESSING</text:p>
      <text:p text:style-name="P1"><text:s text:c="3"/>- Speech recognition (all languages)</text:p>
      <text:p text:style-name="P1"><text:s text:c="3"/>- Intent parsing</text:p>
      <text:p text:style-name="P1"><text:s text:c="3"/>- Context understanding</text:p>
      <text:p text:style-name="P1"><text:s text:c="3"/>- Response generation</text:p>
      <text:p text:style-name="P1"><text:s text:c="3"/>- Voice synthesis</text:p>
      <text:p text:style-name="P1"/>
      <text:p text:style-name="P1">4. MOTION PLANNING &amp; CONTROL</text:p>
      <text:p text:style-name="P1"><text:s text:c="3"/>- Path planning</text:p>
      <text:p text:style-name="P1"><text:s text:c="3"/>- Collision avoidance</text:p>
      <text:p text:style-name="P1"><text:s text:c="3"/>- Manipulation optimization</text:p>
      <text:p text:style-name="P1"><text:s text:c="3"/>- Balance and stability</text:p>
      <text:p text:style-name="P1"><text:s text:c="3"/>- Adaptive gait control</text:p>
      <text:p text:style-name="P1"/>
      <text:p text:style-name="P1">5. PEDAGOGY &amp; LEARNING</text:p>
      <text:p text:style-name="P1"><text:s text:c="3"/>- Demonstration capture</text:p>
      <text:p text:style-name="P1"><text:s text:c="3"/>- Motion replication</text:p>
      <text:p text:style-name="P1"><text:s text:c="3"/>- Skill generalization</text:p>
      <text:p text:style-name="P1"><text:s text:c="3"/>- Continuous improvement</text:p>
      <text:p text:style-name="P1"><text:s text:c="3"/>- Knowledge base expansion</text:p>
      <text:p text:style-name="P1"/>
      <text:p text:style-name="P1">6. SAFETY &amp; SECURITY</text:p>
      <text:p text:style-name="P1"><text:s text:c="3"/>- Quantum encryption</text:p>
      <text:p text:style-name="P1"><text:s text:c="3"/>- Three Laws implementation</text:p>
      <text:p text:style-name="P1"><text:s text:c="3"/>- Emergency stop systems</text:p>
      <text:p text:style-name="P1"><text:s text:c="3"/>- Human override</text:p>
      <text:p text:style-name="P1"><text:s text:c="3"/>- Audit logging</text:p>
      <text:p text:style-name="P1"/>
      <text:p text:style-name="P1">7. APPLICATION FRAMEWORK</text:p>
      <text:p text:style-name="P1"><text:s text:c="3"/>- Standardized APIs</text:p>
      <text:p text:style-name="P1"><text:s text:c="3"/>- Plugin architecture</text:p>
      <text:p text:style-name="P1"><text:s text:c="3"/>- Version control</text:p>
      <text:p text:style-name="P1"><text:s text:c="3"/>- Quality certification</text:p>
      <text:p text:style-name="P1"><text:s text:c="3"/>- Update management</text:p>
      <text:p text:style-name="P1"/>
      <text:p text:style-name="P1">8. CLOUD INFRASTRUCTURE</text:p>
      <text:p text:style-name="P1"><text:s text:c="3"/>- Fleet management</text:p>
      <text:p text:style-name="P1"><text:soft-page-break/><text:s text:c="3"/>- Synchronization</text:p>
      <text:p text:style-name="P1"><text:s text:c="3"/>- Remote monitoring</text:p>
      <text:p text:style-name="P1"><text:s text:c="3"/>- Analytics and telemetry</text:p>
      <text:p text:style-name="P1"><text:s text:c="3"/>- Backup and recovery</text:p>
      <text:p text:style-name="P1"/>
      <text:p text:style-name="P1">=================================================================</text:p>
      <text:p text:style-name="P1">VIII. MILITARY APPLICATIONS</text:p>
      <text:p text:style-name="P1">=================================================================</text:p>
      <text:p text:style-name="P1"/>
      <text:p text:style-name="P1">CRITICAL CONTEXT:</text:p>
      <text:p text:style-name="P1"/>
      <text:p text:style-name="P1">The military application is not just another market segment.</text:p>
      <text:p text:style-name="P1">For Israel, it's existential.</text:p>
      <text:p text:style-name="P1">For the US, it's strategic superiority.</text:p>
      <text:p text:style-name="P1"/>
      <text:p text:style-name="P1">THE ISRAEL IMPERATIVE:</text:p>
      <text:p text:style-name="P1"/>
      <text:p text:style-name="P1">Turkey's Erdoğan has publicly sworn to "pray in Jerusalem's Al-Aqsa as a conqueror, not a tourist."</text:p>
      <text:p text:style-name="P1"/>
      <text:p text:style-name="P1">The Math:</text:p>
      <text:p text:style-name="P1">- Turkey: 85 million people, NATO's 2nd strongest army</text:p>
      <text:p text:style-name="P1">- Israel: 9 million people</text:p>
      <text:p text:style-name="P1">- Turkey is 9.4x larger</text:p>
      <text:p text:style-name="P1"/>
      <text:p text:style-name="P1">Israel's only survival path: Force multiplication through technology</text:p>
      <text:p text:style-name="P1"/>
      <text:p text:style-name="P1">Traditional Options:</text:p>
      <text:p text:style-name="P1">- Nuclear weapons (political/ethical complications)</text:p>
      <text:p text:style-name="P1">- Alliances (unreliable, history proves this)</text:p>
      <text:p text:style-name="P1">- Conventional military buildup (economically impossible)</text:p>
      <text:p text:style-name="P1"/>
      <text:p text:style-name="P1">HaGOLEM Solution:</text:p>
      <text:p text:style-name="P1">1 million HR soldiers = Israel's salvation</text:p>
      <text:p text:style-name="P1"/>
      <text:p text:style-name="P1">THE HR MILITARY ADVANTAGE:</text:p>
      <text:p text:style-name="P1"/>
      <text:p text:style-name="P1">1. NO SELF-PRESERVATION INSTINCT</text:p>
      <text:p text:style-name="P1"><text:s text:c="3"/>- Runs into danger without hesitation</text:p>
      <text:p text:style-name="P1"><text:s text:c="3"/>- No fear, no panic, no PTSD</text:p>
      <text:p text:style-name="P1"><text:s text:c="3"/>- Perfect protocol execution under fire</text:p>
      <text:p text:style-name="P1"><text:s text:c="3"/>- Retrieves wounded soldiers from combat zones</text:p>
      <text:p text:style-name="P1"/>
      <text:p text:style-name="P1">2. PERFECT TRAINING REPLICATION</text:p>
      <text:p text:style-name="P1"><text:s text:c="3"/>- Best IDF soldiers train HR once</text:p>
      <text:p text:style-name="P1"><text:s text:c="3"/>- Now 1 million HR execute at elite level</text:p>
      <text:p text:style-name="P1"><text:s text:c="3"/>- Training time: Days vs. months/years</text:p>
      <text:p text:style-name="P1"><text:s text:c="3"/>- Consistent excellence across entire force</text:p>
      <text:p text:style-name="P1"/>
      <text:p text:style-name="P1">3. 24/7 OPERATIONS</text:p>
      <text:p text:style-name="P1"><text:s text:c="3"/>- No sleep required</text:p>
      <text:p text:style-name="P1"><text:s text:c="3"/>- No fatigue degradation</text:p>
      <text:p text:style-name="P1"><text:s text:c="3"/>- Continuous alertness</text:p>
      <text:p text:style-name="P1"><text:s text:c="3"/>- Impossible for human enemy to match</text:p>
      <text:p text:style-name="P1"/>
      <text:p text:style-name="P1">4. QUANTUM-ENCRYPTED COMMUNICATION</text:p>
      <text:p text:style-name="P1"><text:s text:c="3"/>- Unhackable coordination</text:p>
      <text:p text:style-name="P1"><text:s text:c="3"/>- Enemy cannot intercept orders</text:p>
      <text:p text:style-name="P1"><text:s text:c="3"/>- Perfect information sharing</text:p>
      <text:p text:style-name="P1"><text:s text:c="3"/>- Command and control superiority</text:p>
      <text:p text:style-name="P1"/>
      <text:p text:style-name="P1">5. ZERO POLITICAL COST</text:p>
      <text:p text:style-name="P1"><text:s text:c="3"/>- No coffins returning home</text:p>
      <text:p text:style-name="P1"><text:s text:c="3"/>- No public opposition to casualties</text:p>
      <text:p text:style-name="P1"><text:s text:c="3"/>- Enables operations impossible with human troops</text:p>
      <text:p text:style-name="P1"><text:s text:c="3"/>- Political will becomes non-issue</text:p>
      <text:p text:style-name="P1"/>
      <text:p text:style-name="P1">THE PEDAGOGY BREAKTHROUGH IN MILITARY CONTEXT:</text:p>
      <text:p text:style-name="P1"/>
      <text:p text:style-name="P1">Elite Unit (Sayeret Matkal, Shayetet 13) trains HR:</text:p>
      <text:p text:style-name="P1">- Close quarters combat</text:p>
      <text:p text:style-name="P1">- Hostage rescue</text:p>
      <text:p text:style-name="P1">- Urban warfare</text:p>
      <text:p text:style-name="P1">- Explosive ordnance disposal</text:p>
      <text:p text:style-name="P1">- Reconnaissance and surveillance</text:p>
      <text:p text:style-name="P1"/>
      <text:p text:style-name="P1">One training cycle (1-2 weeks) per HR</text:p>
      <text:p text:style-name="P1">Result: 1 million soldiers trained to elite standards</text:p>
      <text:p text:style-name="P1">Compare: Training 1 million human soldiers to elite level = impossible</text:p>
      <text:p text:style-name="P1"/>
      <text:p text:style-name="P1">THE US MILITARY INTEREST:</text:p>
      <text:p text:style-name="P1"/>
      <text:p text:style-name="P1">Similar benefits for US military:</text:p>
      <text:p text:style-name="P1">- Force projection without casualties</text:p>
      <text:p text:style-name="P1">- Politically sustainable operations</text:p>
      <text:p text:style-name="P1">- Cost-effective compared to human soldiers</text:p>
      <text:p text:style-name="P1">- Strategic deterrence</text:p>
      <text:p text:style-name="P1"/>
      <text:p text:style-name="P1">Likely outcome: US military becomes major customer and partner</text:p>
      <text:p text:style-name="P1"/>
      <text:p text:style-name="P1">Market Size: US defense budget = $800+ billion</text:p>
      <text:p text:style-name="P1">Even 1% allocation to HR = $8 billion annual revenue</text:p>
      <text:p text:style-name="P1"/>
      <text:p text:style-name="P1">Strategic Value: US military validation = commercial credibility worldwide</text:p>
      <text:p text:style-name="P1"/>
      <text:p text:style-name="P1">THE HUMAN APPEARANCE REQUIREMENT:</text:p>
      <text:p text:style-name="P1"/>
      <text:p text:style-name="P1">Military operations require HR to look human (not obviously robots):</text:p>
      <text:p text:style-name="P1"/>
      <text:p text:style-name="P1"><text:soft-page-break/>Solution: 3D scanning and printing</text:p>
      <text:p text:style-name="P1">- Scan real soldiers' faces</text:p>
      <text:p text:style-name="P1">- 3D print realistic masks</text:p>
      <text:p text:style-name="P1">- HR appears completely human</text:p>
      <text:p text:style-name="P1">- Enemy cannot distinguish HR from human soldiers</text:p>
      <text:p text:style-name="P1"/>
      <text:p text:style-name="P1">Historical precedent: The Terracotta Army</text:p>
      <text:p text:style-name="P1">- Ancient China created thousands of unique soldier faces</text:p>
      <text:p text:style-name="P1">- Each one different, all looked real</text:p>
      <text:p text:style-name="P1">- Same principle, modern technology</text:p>
      <text:p text:style-name="P1"/>
      <text:p text:style-name="P1">Benefit: Psychological warfare</text:p>
      <text:p text:style-name="P1">- Enemy never knows if they're fighting humans or HR</text:p>
      <text:p text:style-name="P1">- Cannot target humans preferentially</text:p>
      <text:p text:style-name="P1">- Creates uncertainty and fear</text:p>
      <text:p text:style-name="P1"/>
      <text:p text:style-name="P1">QUANTUM ENCRYPTION:</text:p>
      <text:p text:style-name="P1"/>
      <text:p text:style-name="P1">Standard encryption can be broken (given enough computing power and time)</text:p>
      <text:p text:style-name="P1">Quantum encryption is mathematically unbreakable</text:p>
      <text:p text:style-name="P1"/>
      <text:p text:style-name="P1">Why Critical:</text:p>
      <text:p text:style-name="P1">- HR fleet must be unhackable</text:p>
      <text:p text:style-name="P1">- Enemy cannot take control of our HR</text:p>
      <text:p text:style-name="P1">- Orders must be completely secure</text:p>
      <text:p text:style-name="P1">- No single point of failure</text:p>
      <text:p text:style-name="P1"/>
      <text:p text:style-name="P1">Implementation: Partner with Israeli quantum computing companies</text:p>
      <text:p text:style-name="P1">- Israel is world leader in quantum technology</text:p>
      <text:p text:style-name="P1">- Unit 8200 expertise</text:p>
      <text:p text:style-name="P1">- National security priority alignment</text:p>
      <text:p text:style-name="P1"/>
      <text:p text:style-name="P1">=================================================================</text:p>
      <text:p text:style-name="P1">IX. COMPETITIVE LANDSCAPE</text:p>
      <text:p text:style-name="P1">=================================================================</text:p>
      <text:p text:style-name="P1"/>
      <text:p text:style-name="P1">CURRENT PLAYERS:</text:p>
      <text:p text:style-name="P1"/>
      <text:p text:style-name="P1">1. TESLA (Optimus Robot)</text:p>
      <text:p text:style-name="P1"><text:s text:c="3"/>Strength: Elon Musk brand, AI expertise, manufacturing scale</text:p>
      <text:p text:style-name="P1"><text:s text:c="3"/>Weakness: Hardware focus, vertically integrated (proprietary)</text:p>
      <text:p text:style-name="P1"><text:s text:c="3"/>Analysis: Building a robot, not a platform</text:p>
      <text:p text:style-name="P1"><text:s text:c="3"/></text:p>
      <text:p text:style-name="P1">2. BOSTON DYNAMICS (Atlas, Spot)</text:p>
      <text:p text:style-name="P1"><text:s text:c="3"/>Strength: Best-in-class hardware, decades of R&amp;D</text:p>
      <text:p text:style-name="P1"><text:s text:c="3"/>Weakness: No software platform, expensive, niche applications</text:p>
      <text:p text:style-name="P1"><text:s text:c="3"/>Analysis: Amazing hardware, no ecosystem strategy</text:p>
      <text:p text:style-name="P1"><text:s text:c="3"/></text:p>
      <text:p text:style-name="P1">3. CHINESE MANUFACTURERS (Unitree, Xiaomi, etc.)</text:p>
      <text:p text:style-name="P1"><text:s text:c="3"/>Strength: Low cost, rapid iteration, government backing</text:p>
      <text:p text:style-name="P1"><text:s text:c="3"/>Weakness: Software limitations, trust issues, IP concerns</text:p>
      <text:p text:style-name="P1"><text:s text:c="3"/>Analysis: Hardware commoditization helps us (we run on their robots)</text:p>
      <text:p text:style-name="P1"><text:s text:c="3"/></text:p>
      <text:p text:style-name="P1">4. GOOGLE / DEEPMIND</text:p>
      <text:p text:style-name="P1"><text:s text:c="3"/>Strength: AI expertise, unlimited resources, cloud infrastructure</text:p>
      <text:p text:style-name="P1"><text:s text:c="3"/>Weakness: Slow to execute, bureaucratic, no focus</text:p>
      <text:p text:style-name="P1"><text:s text:c="3"/>Analysis: Could be acquirer, not likely to be competitor</text:p>
      <text:p text:style-name="P1"><text:s text:c="3"/></text:p>
      <text:p text:style-name="P1">5. NVIDIA</text:p>
      <text:p text:style-name="P1"><text:s text:c="3"/>Strength: GPU dominance, AI infrastructure, vision for robotics</text:p>
      <text:p text:style-name="P1"><text:s text:c="3"/>Weakness: Hardware company, not software platform</text:p>
      <text:p text:style-name="P1"><text:s text:c="3"/>Analysis: Most likely acquirer ($15-30B in 5-7 years)</text:p>
      <text:p text:style-name="P1"/>
      <text:p text:style-name="P1">WHY WE WIN:</text:p>
      <text:p text:style-name="P1"/>
      <text:p text:style-name="P1">1. PLATFORM FOCUS</text:p>
      <text:p text:style-name="P1"><text:s text:c="3"/>- We're not building robots (commoditized hardware)</text:p>
      <text:p text:style-name="P1"><text:s text:c="3"/>- We're building the OS that runs on ALL robots</text:p>
      <text:p text:style-name="P1"><text:s text:c="3"/>- This is how Microsoft beat IBM</text:p>
      <text:p text:style-name="P1"><text:s text:c="3"/>- This is how Google beat Nokia</text:p>
      <text:p text:style-name="P1"/>
      <text:p text:style-name="P1">2. HARDWARE AGNOSTIC STRATEGY</text:p>
      <text:p text:style-name="P1"><text:s text:c="3"/>- Run on Tesla, Boston Dynamics, Chinese robots - any hardware</text:p>
      <text:p text:style-name="P1"><text:s text:c="3"/>- Hardware makers compete on price/features</text:p>
      <text:p text:style-name="P1"><text:s text:c="3"/>- We win no matter which hardware wins</text:p>
      <text:p text:style-name="P1"><text:s text:c="3"/>- Like Android runs on Samsung, LG, Motorola, etc.</text:p>
      <text:p text:style-name="P1"/>
      <text:p text:style-name="P1">3. DEVELOPER ECOSYSTEM</text:p>
      <text:p text:style-name="P1"><text:s text:c="3"/>- Open platform attracts thousands of developers</text:p>
      <text:p text:style-name="P1"><text:s text:c="3"/>- Network effects create moat</text:p>
      <text:p text:style-name="P1"><text:s text:c="3"/>- Competitors must recreate entire ecosystem</text:p>
      <text:p text:style-name="P1"><text:s text:c="3"/>- First mover advantage compounds over time</text:p>
      <text:p text:style-name="P1"/>
      <text:p text:style-name="P1">4. ISRAEL + SILICON VALLEY PARTNERSHIP</text:p>
      <text:p text:style-name="P1"><text:s text:c="3"/>- Israeli AI talent (Unit 8200 graduates)</text:p>
      <text:p text:style-name="P1"><text:s text:c="3"/>- Silicon Valley business expertise</text:p>
      <text:p text:style-name="P1"><text:s text:c="3"/>- Best of both worlds</text:p>
      <text:p text:style-name="P1"><text:s text:c="3"/>- Competitors don't have this combination</text:p>
      <text:p text:style-name="P1"/>
      <text:p text:style-name="P1">5. PROVEN EXECUTION</text:p>
      <text:p text:style-name="P1"><text:s text:c="3"/>- Not vaporware or PowerPoint</text:p>
      <text:p text:style-name="P1"><text:s text:c="3"/>- Live trading system proves we ship products</text:p>
      <text:p text:style-name="P1"><text:s text:c="3"/>- 403% returns demonstrate AI capabilities</text:p>
      <text:p text:style-name="P1"><text:s text:c="3"/>- 70-year-old founder who still codes = credibility</text:p>
      <text:p text:style-name="P1"/>
      <text:p text:style-name="P1">6. MILITARY VALIDATION</text:p>
      <text:p text:style-name="P1"><text:s text:c="3"/>- Israeli military adoption = ultimate credibility</text:p>
      <text:p text:style-name="P1"><text:s text:c="3"/>- US military interest follows</text:p>
      <text:p text:style-name="P1"><text:soft-page-break/><text:s text:c="3"/>- Government contracts = stable revenue</text:p>
      <text:p text:style-name="P1"><text:s text:c="3"/>- Strategic importance = protection from competition</text:p>
      <text:p text:style-name="P1"/>
      <text:p text:style-name="P1">COMPETITIVE RESPONSE SCENARIOS:</text:p>
      <text:p text:style-name="P1"/>
      <text:p text:style-name="P1">Scenario A: Tesla tries to make Optimus a closed platform</text:p>
      <text:p text:style-name="P1">Our Response: Run HaGOLEM on all other robot bodies</text:p>
      <text:p text:style-name="P1">Result: Tesla isolated, we capture 80% of market</text:p>
      <text:p text:style-name="P1"/>
      <text:p text:style-name="P1">Scenario B: Chinese manufacturers undercut on price</text:p>
      <text:p text:style-name="P1">Our Response: We're software, hardware price drops help us</text:p>
      <text:p text:style-name="P1">Result: More robots in market = more HaGOLEM licenses</text:p>
      <text:p text:style-name="P1"/>
      <text:p text:style-name="P1">Scenario C: Google/NVIDIA decide to compete directly</text:p>
      <text:p text:style-name="P1">Our Response: They're 2-3 years behind, we have network effects</text:p>
      <text:p text:style-name="P1">Result: Either we win, or they acquire us for $15-30B</text:p>
      <text:p text:style-name="P1"/>
      <text:p text:style-name="P1">Scenario D: Open source competitor emerges</text:p>
      <text:p text:style-name="P1">Our Response: Superior developer tools, better support, military-grade security</text:p>
      <text:p text:style-name="P1">Result: Enterprises choose us for reliability and support</text:p>
      <text:p text:style-name="P1"/>
      <text:p text:style-name="P1">DEFENSIBILITY:</text:p>
      <text:p text:style-name="P1"/>
      <text:p text:style-name="P1">1. Network Effects</text:p>
      <text:p text:style-name="P1"><text:s text:c="3"/>- More developers → More apps → More users → More developers</text:p>
      <text:p text:style-name="P1"><text:s text:c="3"/>- Self-reinforcing cycle</text:p>
      <text:p text:style-name="P1"><text:s text:c="3"/>- Exponentially harder to displace over time</text:p>
      <text:p text:style-name="P1"/>
      <text:p text:style-name="P1">2. Data Moat</text:p>
      <text:p text:style-name="P1"><text:s text:c="3"/>- Millions of HR units generating training data</text:p>
      <text:p text:style-name="P1"><text:s text:c="3"/>- Collective learning improves all HR</text:p>
      <text:p text:style-name="P1"><text:s text:c="3"/>- New entrant starts from zero</text:p>
      <text:p text:style-name="P1"><text:s text:c="3"/>- Data advantage compounds daily</text:p>
      <text:p text:style-name="P1"/>
      <text:p text:style-name="P1">3. Brand &amp; Trust</text:p>
      <text:p text:style-name="P1"><text:s text:c="3"/>- Military validation</text:p>
      <text:p text:style-name="P1"><text:s text:c="3"/>- Celebrity chef partnerships</text:p>
      <text:p text:style-name="P1"><text:s text:c="3"/>- Consumer brand recognition</text:p>
      <text:p text:style-name="P1"><text:s text:c="3"/>- "Intel Inside" equivalent for robots</text:p>
      <text:p text:style-name="P1"/>
      <text:p text:style-name="P1">4. Patent Portfolio</text:p>
      <text:p text:style-name="P1"><text:s text:c="3"/>- Pedagogy system patents</text:p>
      <text:p text:style-name="P1"><text:s text:c="3"/>- Natural language interface innovations</text:p>
      <text:p text:style-name="P1"><text:s text:c="3"/>- Quantum encryption implementations</text:p>
      <text:p text:style-name="P1"><text:s text:c="3"/>- Platform architecture</text:p>
      <text:p text:style-name="P1"/>
      <text:p text:style-name="P1">5. Strategic Partnerships</text:p>
      <text:p text:style-name="P1"><text:s text:c="3"/>- Hardware manufacturers need us</text:p>
      <text:p text:style-name="P1"><text:s text:c="3"/>- Celebrity chefs need us</text:p>
      <text:p text:style-name="P1"><text:s text:c="3"/>- Enterprises need us</text:p>
      <text:p text:style-name="P1"><text:s text:c="3"/>- Government contracts lock us in</text:p>
      <text:p text:style-name="P1"/>
      <text:p text:style-name="P1">=================================================================</text:p>
      <text:p text:style-name="P1">X. FINANCIAL PROJECTIONS</text:p>
      <text:p text:style-name="P1">=================================================================</text:p>
      <text:p text:style-name="P1"/>
      <text:p text:style-name="P1">REVENUE MODEL:</text:p>
      <text:p text:style-name="P1"/>
      <text:p text:style-name="P1">1. PLATFORM FEES (30% of all transactions)</text:p>
      <text:p text:style-name="P1"><text:s text:c="3"/>- Application developers keep 70%</text:p>
      <text:p text:style-name="P1"><text:s text:c="3"/>- We take 30% of every transaction</text:p>
      <text:p text:style-name="P1"><text:s text:c="3"/>- Recipe purchases, service fees, subscriptions</text:p>
      <text:p text:style-name="P1"><text:s text:c="3"/>- Recurring revenue model</text:p>
      <text:p text:style-name="P1"/>
      <text:p text:style-name="P1">2. ENTERPRISE LICENSING</text:p>
      <text:p text:style-name="P1"><text:s text:c="3"/>- Annual licenses for corporate fleets</text:p>
      <text:p text:style-name="P1"><text:s text:c="3"/>- Volume discounts for 100+ units</text:p>
      <text:p text:style-name="P1"><text:s text:c="3"/>- Premium support packages</text:p>
      <text:p text:style-name="P1"><text:s text:c="3"/>- Custom integration services</text:p>
      <text:p text:style-name="P1"/>
      <text:p text:style-name="P1">3. GOVERNMENT CONTRACTS</text:p>
      <text:p text:style-name="P1"><text:s text:c="3"/>- Israeli military contracts</text:p>
      <text:p text:style-name="P1"><text:s text:c="3"/>- US military contracts</text:p>
      <text:p text:style-name="P1"><text:s text:c="3"/>- Municipal governments (security, cleaning)</text:p>
      <text:p text:style-name="P1"><text:s text:c="3"/>- Infrastructure projects</text:p>
      <text:p text:style-name="P1"/>
      <text:p text:style-name="P1">4. SPIN-OFF EQUITY VALUE</text:p>
      <text:p text:style-name="P1"><text:s text:c="3"/>- 35-40% stakes in each spin-off</text:p>
      <text:p text:style-name="P1"><text:s text:c="3"/>- Value realized at exit events</text:p>
      <text:p text:style-name="P1"><text:s text:c="3"/>- Portfolio approach to risk</text:p>
      <text:p text:style-name="P1"/>
      <text:p text:style-name="P1">5-YEAR FINANCIAL PROJECTIONS:</text:p>
      <text:p text:style-name="P1"/>
      <text:p text:style-name="P1">YEAR 1 (Months 1-12):</text:p>
      <text:p text:style-name="P1">Revenue: $780K</text:p>
      <text:p text:style-name="P1">- RoboChef beta: $180K</text:p>
      <text:p text:style-name="P1">- RoboChef launch: $600K</text:p>
      <text:p text:style-name="P1">- Platform fees: $0 (building ecosystem)</text:p>
      <text:p text:style-name="P1">Burn Rate: $800K/month</text:p>
      <text:p text:style-name="P1">Ending Cash: $1M</text:p>
      <text:p text:style-name="P1">Valuation: $20M (pre-money)</text:p>
      <text:p text:style-name="P1"/>
      <text:p text:style-name="P1">YEAR 2:</text:p>
      <text:p text:style-name="P1">Revenue: $12M</text:p>
      <text:p text:style-name="P1">- RoboChef: $8M (1,200 customers × $555/month average)</text:p>
      <text:p text:style-name="P1">- Enterprise pilots: $2M (20 companies testing)</text:p>
      <text:p text:style-name="P1">- Platform fees: $2M (early developers launching)</text:p>
      <text:p text:style-name="P1">Burn Rate: $600K/month (efficiency improving)</text:p>
      <text:p text:style-name="P1"><text:soft-page-break/>Ending Cash: $5M</text:p>
      <text:p text:style-name="P1">Milestone: RoboChef spin-off (we retain 35% of $80M valuation = $28M value)</text:p>
      <text:p text:style-name="P1">Valuation: $150M</text:p>
      <text:p text:style-name="P1"/>
      <text:p text:style-name="P1">YEAR 3:</text:p>
      <text:p text:style-name="P1">Revenue: $65M</text:p>
      <text:p text:style-name="P1">- Platform fees: $45M (ecosystem growing)</text:p>
      <text:p text:style-name="P1">- Enterprise: $15M (100 companies deployed)</text:p>
      <text:p text:style-name="P1">- Government: $5M (first Israeli contracts)</text:p>
      <text:p text:style-name="P1">Burn Rate: $400K/month (profitable on operating basis)</text:p>
      <text:p text:style-name="P1">Ending Cash: $50M</text:p>
      <text:p text:style-name="P1">Milestone: 2nd spin-off (Transportation), 3rd spin-off (Security) launched</text:p>
      <text:p text:style-name="P1">Valuation: $650M</text:p>
      <text:p text:style-name="P1"/>
      <text:p text:style-name="P1">YEAR 4:</text:p>
      <text:p text:style-name="P1">Revenue: $280M</text:p>
      <text:p text:style-name="P1">- Platform fees: $180M (scale kicking in)</text:p>
      <text:p text:style-name="P1">- Enterprise: $70M (Fortune 500 adoption)</text:p>
      <text:p text:style-name="P1">- Government: $30M (US + Israel contracts)</text:p>
      <text:p text:style-name="P1">Burn Rate: $0 (profitable)</text:p>
      <text:p text:style-name="P1">Free Cash Flow: $140M</text:p>
      <text:p text:style-name="P1">Ending Cash: $190M</text:p>
      <text:p text:style-name="P1">Milestone: 4 additional spin-offs launched</text:p>
      <text:p text:style-name="P1">Spin-off portfolio value: $200M (our stakes)</text:p>
      <text:p text:style-name="P1">Valuation: $2.6B</text:p>
      <text:p text:style-name="P1"/>
      <text:p text:style-name="P1">YEAR 5:</text:p>
      <text:p text:style-name="P1">Revenue: $780M</text:p>
      <text:p text:style-name="P1">- Platform fees: $500M (dominant position)</text:p>
      <text:p text:style-name="P1">- Enterprise: $200M (global expansion)</text:p>
      <text:p text:style-name="P1">- Government: $80M (military contracts ramping)</text:p>
      <text:p text:style-name="P1">Net Income: $400M (51% margin)</text:p>
      <text:p text:style-name="P1">Free Cash Flow: $450M</text:p>
      <text:p text:style-name="P1">Ending Cash: $640M</text:p>
      <text:p text:style-name="P1">Milestone: 8 total spin-offs, portfolio value $600M</text:p>
      <text:p text:style-name="P1">Valuation: $7.8B</text:p>
      <text:p text:style-name="P1"/>
      <text:p text:style-name="P1">EXIT SCENARIOS:</text:p>
      <text:p text:style-name="P1"/>
      <text:p text:style-name="P1">Scenario A: IPO (Year 6-7)</text:p>
      <text:p text:style-name="P1">Public Market Valuation: $8-12B</text:p>
      <text:p text:style-name="P1">Current investors: 65x return</text:p>
      <text:p text:style-name="P1">Exit: Partial (secondary offerings over time)</text:p>
      <text:p text:style-name="P1"/>
      <text:p text:style-name="P1">Scenario B: Strategic Acquisition by NVIDIA</text:p>
      <text:p text:style-name="P1">Timing: Years 5-7</text:p>
      <text:p text:style-name="P1">Rationale: NVIDIA hardware + HaGOLEM software = complete stack</text:p>
      <text:p text:style-name="P1">Valuation: $15-30B</text:p>
      <text:p text:style-name="P1">Current investors: 281-750x return</text:p>
      <text:p text:style-name="P1">Exit: Complete (all shareholders)</text:p>
      <text:p text:style-name="P1"/>
      <text:p text:style-name="P1">Scenario C: Strategic Acquisition by Google/Amazon/Microsoft</text:p>
      <text:p text:style-name="P1">Timing: Years 6-8</text:p>
      <text:p text:style-name="P1">Rationale: Missing piece for cloud + AI + robotics strategy</text:p>
      <text:p text:style-name="P1">Valuation: $20-40B</text:p>
      <text:p text:style-name="P1">Current investors: 375-1000x return</text:p>
      <text:p text:style-name="P1">Exit: Complete</text:p>
      <text:p text:style-name="P1"/>
      <text:p text:style-name="P1">Probability Assessment:</text:p>
      <text:p text:style-name="P1">- IPO: 30%</text:p>
      <text:p text:style-name="P1">- NVIDIA acquisition: 40%</text:p>
      <text:p text:style-name="P1">- Other tech giant: 30%</text:p>
      <text:p text:style-name="P1">- Stay independent: 0% (too strategic, will be acquired)</text:p>
      <text:p text:style-name="P1"/>
      <text:p text:style-name="P1">=================================================================</text:p>
      <text:p text:style-name="P1">XI. THE TEAM &amp; FOUNDER STORY</text:p>
      <text:p text:style-name="P1">=================================================================</text:p>
      <text:p text:style-name="P1"/>
      <text:p text:style-name="P1">MEIR NIV - Founder &amp; Chairman</text:p>
      <text:p text:style-name="P1">Age: 70</text:p>
      <text:p text:style-name="P1">Experience: 45 years in software engineering</text:p>
      <text:p text:style-name="P1"/>
      <text:p text:style-name="P1">Background:</text:p>
      <text:p text:style-name="P1">- Built career spanning mainframe era to AI revolution</text:p>
      <text:p text:style-name="P1">- Watched tech industry transform multiple times</text:p>
      <text:p text:style-name="P1">- Pattern recognition from lived experience</text:p>
      <text:p text:style-name="P1">- "I've seen this movie before"</text:p>
      <text:p text:style-name="P1"/>
      <text:p text:style-name="P1">Recent Achievement:</text:p>
      <text:p text:style-name="P1">- Built AIMn trading system in 6 months (at age 70)</text:p>
      <text:p text:style-name="P1">- Live system, real money, 403% returns</text:p>
      <text:p text:style-name="P1">- Verifiable at: meirniv.pythonanywhere.com/orders</text:p>
      <text:p text:style-name="P1">- Proves: I ship products, not PowerPoints</text:p>
      <text:p text:style-name="P1"/>
      <text:p text:style-name="P1">Why This Matters:</text:p>
      <text:p text:style-name="P1">Most founders: "We're going to build this amazing thing..."</text:p>
      <text:p text:style-name="P1">Me: "I already built something hard, here's proof, now watch me do it again"</text:p>
      <text:p text:style-name="P1"/>
      <text:p text:style-name="P1">Personal Motivation - The Israel Factor:</text:p>
      <text:p text:style-name="P1">- Turkey threatens Israel's existence</text:p>
      <text:p text:style-name="P1">- Personal stake in ensuring survival</text:p>
      <text:p text:style-name="P1">- Not just business, it's legacy</text:p>
      <text:p text:style-name="P1">- Final project of my life - it will succeed</text:p>
      <text:p text:style-name="P1"/>
      <text:p text:style-name="P1">The Age Advantage:</text:p>
      <text:p text:style-name="P1">Young founders: Inexperienced, will make obvious mistakes</text:p>
      <text:p text:style-name="P1">Me: Seen every mistake already, won't repeat them</text:p>
      <text:p text:style-name="P1">Young founders: Need to prove themselves</text:p>
      <text:p text:style-name="P1"><text:soft-page-break/>Me: Nothing to prove, everything to build</text:p>
      <text:p text:style-name="P1"/>
      <text:p text:style-name="P1">Working Style:</text:p>
      <text:p text:style-name="P1">- Direct communication</text:p>
      <text:p text:style-name="P1">- One task at a time, sequential execution</text:p>
      <text:p text:style-name="P1">- Persistent through challenges</text:p>
      <text:p text:style-name="P1">- Prefers email (hearing difficulties)</text:p>
      <text:p text:style-name="P1">- Results over process</text:p>
      <text:p text:style-name="P1"/>
      <text:p text:style-name="P1">Family Support:</text:p>
      <text:p text:style-name="P1">- Granddaughter: HR professional</text:p>
      <text:p text:style-name="P1">- Considered for business operations role</text:p>
      <text:p text:style-name="P1">- Family legacy component</text:p>
      <text:p text:style-name="P1">- Generational wealth building</text:p>
      <text:p text:style-name="P1"/>
      <text:p text:style-name="P1">What I Need from Investors:</text:p>
      <text:p text:style-name="P1">- Strategic guidance (I build, you navigate)</text:p>
      <text:p text:style-name="P1">- Network access (warm intros)</text:p>
      <text:p text:style-name="P1">- US-Israel bridge building</text:p>
      <text:p text:style-name="P1">- Patience (I'm building for decades, not exit in 3 years)</text:p>
      <text:p text:style-name="P1"/>
      <text:p text:style-name="P1">TEAM BUILD-OUT PLAN:</text:p>
      <text:p text:style-name="P1"/>
      <text:p text:style-name="P1">Year 1 Hires (12 positions):</text:p>
      <text:p text:style-name="P1">- CTO (Platform Architecture)</text:p>
      <text:p text:style-name="P1">- VP Engineering (Team Lead)</text:p>
      <text:p text:style-name="P1">- 4 Senior Engineers (Python/AI/Robotics)</text:p>
      <text:p text:style-name="P1">- 2 Computer Vision Specialists</text:p>
      <text:p text:style-name="P1">- 1 NLP Engineer</text:p>
      <text:p text:style-name="P1">- 1 Hardware Integration Engineer</text:p>
      <text:p text:style-name="P1">- 1 Product Manager</text:p>
      <text:p text:style-name="P1">- 1 Executive Assistant</text:p>
      <text:p text:style-name="P1"/>
      <text:p text:style-name="P1">Year 2 Hires (25 additional):</text:p>
      <text:p text:style-name="P1">- VP Sales (Enterprise)</text:p>
      <text:p text:style-name="P1">- VP Business Development (Partnerships)</text:p>
      <text:p text:style-name="P1">- 8 Engineers (expanding teams)</text:p>
      <text:p text:style-name="P1">- 5 Product Managers (spin-offs)</text:p>
      <text:p text:style-name="P1">- 3 DevRel / Developer Advocates</text:p>
      <text:p text:style-name="P1">- 5 Customer Success (enterprise support)</text:p>
      <text:p text:style-name="P1">- 3 Marketing (positioning, content)</text:p>
      <text:p text:style-name="P1"/>
      <text:p text:style-name="P1">Year 3+ (Scaling):</text:p>
      <text:p text:style-name="P1">- Professional CEO (if founder wants to step into Chairman role)</text:p>
      <text:p text:style-name="P1">- CFO (preparing for later fundraising/exit)</text:p>
      <text:p text:style-name="P1">- 50+ engineers (scaling platform)</text:p>
      <text:p text:style-name="P1">- Sales team (enterprise expansion)</text:p>
      <text:p text:style-name="P1">- International offices (Europe, Asia)</text:p>
      <text:p text:style-name="P1"/>
      <text:p text:style-name="P1">ADVISORY BOARD:</text:p>
      <text:p text:style-name="P1"/>
      <text:p text:style-name="P1">Technical Advisors:</text:p>
      <text:p text:style-name="P1">- Former Unit 8200 commanders</text:p>
      <text:p text:style-name="P1">- Robotics researchers from MIT/Stanford</text:p>
      <text:p text:style-name="P1">- AI researchers from OpenAI/Anthropic</text:p>
      <text:p text:style-name="P1">- Hardware engineers from Boston Dynamics</text:p>
      <text:p text:style-name="P1"/>
      <text:p text:style-name="P1">Business Advisors:</text:p>
      <text:p text:style-name="P1">- Former CEOs of platform companies</text:p>
      <text:p text:style-name="P1">- M&amp;A advisors from Goldman Sachs / Morgan Stanley</text:p>
      <text:p text:style-name="P1">- Enterprise sales leaders from Oracle / Salesforce</text:p>
      <text:p text:style-name="P1">- Israeli government relations</text:p>
      <text:p text:style-name="P1"/>
      <text:p text:style-name="P1">=================================================================</text:p>
      <text:p text:style-name="P1">XII. FUNDING REQUIREMENTS</text:p>
      <text:p text:style-name="P1">=================================================================</text:p>
      <text:p text:style-name="P1"/>
      <text:p text:style-name="P1">SEED ROUND STRUCTURE:</text:p>
      <text:p text:style-name="P1"/>
      <text:p text:style-name="P1">Amount: $8M</text:p>
      <text:p text:style-name="P1">Valuation: $20M pre-money</text:p>
      <text:p text:style-name="P1">Equity: 28.6% (post-money: $28M)</text:p>
      <text:p text:style-name="P1">Lead: Silicon Valley VC</text:p>
      <text:p text:style-name="P1">Co-investor: Israeli VC ($2-3M of the $8M)</text:p>
      <text:p text:style-name="P1">Plus: BIRD Foundation $1.5M non-dilutive</text:p>
      <text:p text:style-name="P1"/>
      <text:p text:style-name="P1">Total Capital: $9.5M</text:p>
      <text:p text:style-name="P1"/>
      <text:p text:style-name="P1">USE OF FUNDS:</text:p>
      <text:p text:style-name="P1"/>
      <text:p text:style-name="P1">Team (50%): $4M</text:p>
      <text:p text:style-name="P1">- 12 initial hires</text:p>
      <text:p text:style-name="P1">- Competitive salaries (Silicon Valley + Israel)</text:p>
      <text:p text:style-name="P1">- Equity packages (option pool)</text:p>
      <text:p text:style-name="P1">- Relocation expenses</text:p>
      <text:p text:style-name="P1"/>
      <text:p text:style-name="P1">Platform Development (25%): $2M</text:p>
      <text:p text:style-name="P1">- Core OS development</text:p>
      <text:p text:style-name="P1">- Natural language interface</text:p>
      <text:p text:style-name="P1">- Pedagogy system</text:p>
      <text:p text:style-name="P1">- Safety and security</text:p>
      <text:p text:style-name="P1">- Cloud infrastructure</text:p>
      <text:p text:style-name="P1"/>
      <text:p text:style-name="P1">RoboChef Prototype (15%): $1.2M</text:p>
      <text:p text:style-name="P1">- Hardware procurement (test robots)</text:p>
      <text:p text:style-name="P1">- Kitchen setup (testing facility)</text:p>
      <text:p text:style-name="P1">- Food ingredients and supplies</text:p>
      <text:p text:style-name="P1">- Celebrity chef partnerships</text:p>
      <text:p text:style-name="P1"><text:soft-page-break/>- Beta program operations</text:p>
      <text:p text:style-name="P1"/>
      <text:p text:style-name="P1">Operations (10%): $800K</text:p>
      <text:p text:style-name="P1">- Office space (US + Israel)</text:p>
      <text:p text:style-name="P1">- Legal and accounting</text:p>
      <text:p text:style-name="P1">- Insurance</text:p>
      <text:p text:style-name="P1">- Travel (fundraising, partnerships)</text:p>
      <text:p text:style-name="P1">- Marketing and PR</text:p>
      <text:p text:style-name="P1"/>
      <text:p text:style-name="P1">RUNWAY: 12 months to major milestones</text:p>
      <text:p text:style-name="P1"/>
      <text:p text:style-name="P1">INVESTOR RIGHTS:</text:p>
      <text:p text:style-name="P1"/>
      <text:p text:style-name="P1">Standard Terms:</text:p>
      <text:p text:style-name="P1">- Board seat for lead investor</text:p>
      <text:p text:style-name="P1">- Observer rights for co-investor</text:p>
      <text:p text:style-name="P1">- Pro-rata rights in future rounds</text:p>
      <text:p text:style-name="P1">- Standard liquidation preferences (1x non-participating)</text:p>
      <text:p text:style-name="P1">- Standard anti-dilution protection</text:p>
      <text:p text:style-name="P1"/>
      <text:p text:style-name="P1">Founder Protection:</text:p>
      <text:p text:style-name="P1">- Founder retains control (50%+ voting)</text:p>
      <text:p text:style-name="P1">- No forced sale provisions</text:p>
      <text:p text:style-name="P1">- Founder vesting removed (already built proof)</text:p>
      <text:p text:style-name="P1">- IP assignment to company completed</text:p>
      <text:p text:style-name="P1">- No non-compete (but commitment to exclusivity)</text:p>
      <text:p text:style-name="P1"/>
      <text:p text:style-name="P1">FUTURE FUNDRAISING:</text:p>
      <text:p text:style-name="P1"/>
      <text:p text:style-name="P1">Series A (Month 15-18): $25-40M</text:p>
      <text:p text:style-name="P1">- Valuation: $150-200M</text:p>
      <text:p text:style-name="P1">- Milestone: RoboChef spin-off complete</text:p>
      <text:p text:style-name="P1">- Use: Scaling platform development</text:p>
      <text:p text:style-name="P1">- Lead: Top-tier VC (Sequoia, a16z, etc.)</text:p>
      <text:p text:style-name="P1"/>
      <text:p text:style-name="P1">Series B (Month 30-36): $75-100M</text:p>
      <text:p text:style-name="P1">- Valuation: $600-800M</text:p>
      <text:p text:style-name="P1">- Milestone: Multiple spin-offs launched</text:p>
      <text:p text:style-name="P1">- Use: International expansion</text:p>
      <text:p text:style-name="P1">- Lead: Growth equity (Tiger, Coatue, etc.)</text:p>
      <text:p text:style-name="P1"/>
      <text:p text:style-name="P1">Series C+ (Month 42-48): $150-200M</text:p>
      <text:p text:style-name="P1">- Valuation: $2-3B</text:p>
      <text:p text:style-name="P1">- Milestone: Platform dominance established</text:p>
      <text:p text:style-name="P1">- Use: Prepare for exit (IPO or acquisition)</text:p>
      <text:p text:style-name="P1">- Lead: Crossover funds (Fidelity, T. Rowe, etc.)</text:p>
      <text:p text:style-name="P1"/>
      <text:p text:style-name="P1">Alternative: Stay lean, profitable after Year 3</text:p>
      <text:p text:style-name="P1">- Series A might be last external funding needed</text:p>
      <text:p text:style-name="P1">- Platform fees generate cash</text:p>
      <text:p text:style-name="P1">- Grow organically</text:p>
      <text:p text:style-name="P1">- Higher founder ownership at exit</text:p>
      <text:p text:style-name="P1"/>
      <text:p text:style-name="P1">BIRD FOUNDATION:</text:p>
      <text:p text:style-name="P1"/>
      <text:p text:style-name="P1">What: US-Israel Binational Industrial R&amp;D Foundation</text:p>
      <text:p text:style-name="P1">Terms: $1.5M grant (not a loan, no equity)</text:p>
      <text:p text:style-name="P1">Requirements: </text:p>
      <text:p text:style-name="P1">- US company + Israeli company partnership</text:p>
      <text:p text:style-name="P1">- Joint R&amp;D project</text:p>
      <text:p text:style-name="P1">- Technology transfer between countries</text:p>
      <text:p text:style-name="P1"/>
      <text:p text:style-name="P1">Why Perfect for Us:</text:p>
      <text:p text:style-name="P1">- Natural US-Israel structure</text:p>
      <text:p text:style-name="P1">- Robotics + AI = qualifying technology</text:p>
      <text:p text:style-name="P1">- Government validation</text:p>
      <text:p text:style-name="P1">- Non-dilutive capital</text:p>
      <text:p text:style-name="P1"/>
      <text:p text:style-name="P1">Application Process:</text:p>
      <text:p text:style-name="P1">- Silicon Valley VC + Israeli VC partnership established</text:p>
      <text:p text:style-name="P1">- Joint application submitted</text:p>
      <text:p text:style-name="P1">- 3-6 month approval process</text:p>
      <text:p text:style-name="P1">- Funds released upon approval</text:p>
      <text:p text:style-name="P1"/>
      <text:p text:style-name="P1">=================================================================</text:p>
      <text:p text:style-name="P1">XIII. RISK MANAGEMENT</text:p>
      <text:p text:style-name="P1">=================================================================</text:p>
      <text:p text:style-name="P1"/>
      <text:p text:style-name="P1">TECHNOLOGY RISKS:</text:p>
      <text:p text:style-name="P1"/>
      <text:p text:style-name="P1">Risk: Hardware not ready (robots too expensive, not capable enough)</text:p>
      <text:p text:style-name="P1">Mitigation: </text:p>
      <text:p text:style-name="P1">- Hardware improving rapidly (Moore's Law for robots)</text:p>
      <text:p text:style-name="P1">- Tesla, Boston Dynamics, Chinese manufacturers racing</text:p>
      <text:p text:style-name="P1">- We're hardware agnostic (benefit from anyone's success)</text:p>
      <text:p text:style-name="P1">- Timeline: 12-18 months is realistic</text:p>
      <text:p text:style-name="P1"/>
      <text:p text:style-name="P1">Risk: AI not capable enough for complex tasks</text:p>
      <text:p text:style-name="P1">Mitigation:</text:p>
      <text:p text:style-name="P1">- Narrow tasks first (cooking follows recipes)</text:p>
      <text:p text:style-name="P1">- Complexity builds over time</text:p>
      <text:p text:style-name="P1">- Our trading system proves AI capabilities</text:p>
      <text:p text:style-name="P1">- LLM advances happening faster than expected</text:p>
      <text:p text:style-name="P1"/>
      <text:p text:style-name="P1">Risk: Safety concerns (robot accidents, injuries)</text:p>
      <text:p text:style-name="P1">Mitigation:</text:p>
      <text:p text:style-name="P1">- Safety is core architecture, not add-on</text:p>
      <text:p text:style-name="P1">- Three Laws of Robotics implementation</text:p>
      <text:p text:style-name="P1"><text:soft-page-break/>- Kill switches and emergency stops</text:p>
      <text:p text:style-name="P1">- Insurance and liability coverage</text:p>
      <text:p text:style-name="P1">- Beta testing in controlled environments</text:p>
      <text:p text:style-name="P1"/>
      <text:p text:style-name="P1">MARKET RISKS:</text:p>
      <text:p text:style-name="P1"/>
      <text:p text:style-name="P1">Risk: Consumer acceptance (people fear robots)</text:p>
      <text:p text:style-name="P1">Mitigation:</text:p>
      <text:p text:style-name="P1">- Start with obvious benefits (food, convenience)</text:p>
      <text:p text:style-name="P1">- Celebrity endorsements (Gordon Ramsay, etc.)</text:p>
      <text:p text:style-name="P1">- Gradual introduction (not forcing adoption)</text:p>
      <text:p text:style-name="P1">- Elderly care = clear humanitarian benefit</text:p>
      <text:p text:style-name="P1"/>
      <text:p text:style-name="P1">Risk: Regulatory hurdles (government restricts robots)</text:p>
      <text:p text:style-name="P1">Mitigation:</text:p>
      <text:p text:style-name="P1">- Military contracts = government support</text:p>
      <text:p text:style-name="P1">- Safety record = builds credibility</text:p>
      <text:p text:style-name="P1">- Industry lobbying and standards setting</text:p>
      <text:p text:style-name="P1">- International markets if US restricts</text:p>
      <text:p text:style-name="P1"/>
      <text:p text:style-name="P1">Risk: Competition from tech giants</text:p>
      <text:p text:style-name="P1">Mitigation:</text:p>
      <text:p text:style-name="P1">- First mover advantage (12-month window)</text:p>
      <text:p text:style-name="P1">- Network effects (developers choose one platform)</text:p>
      <text:p text:style-name="P1">- Strategic partnerships (hardware makers need us)</text:p>
      <text:p text:style-name="P1">- Acquisition likely outcome (we win either way)</text:p>
      <text:p text:style-name="P1"/>
      <text:p text:style-name="P1">BUSINESS RISKS:</text:p>
      <text:p text:style-name="P1"/>
      <text:p text:style-name="P1">Risk: Can't recruit talent (Israel + Silicon Valley expensive)</text:p>
      <text:p text:style-name="P1">Mitigation:</text:p>
      <text:p text:style-name="P1">- Unit 8200 connections (Israeli talent pipeline)</text:p>
      <text:p text:style-name="P1">- Stock options (meaningful equity upside)</text:p>
      <text:p text:style-name="P1">- Mission-driven (save Israel, help elderly, feed world)</text:p>
      <text:p text:style-name="P1">- Remote work (access global talent)</text:p>
      <text:p text:style-name="P1"/>
      <text:p text:style-name="P1">Risk: Burn rate too high (run out of money)</text:p>
      <text:p text:style-name="P1">Mitigation:</text:p>
      <text:p text:style-name="P1">- Lean operations (no fancy offices)</text:p>
      <text:p text:style-name="P1">- Milestone-based spending</text:p>
      <text:p text:style-name="P1">- Revenue starting Month 9 (RoboChef beta)</text:p>
      <text:p text:style-name="P1">- Series A raised before seed runs out</text:p>
      <text:p text:style-name="P1"/>
      <text:p text:style-name="P1">Risk: Founder age/health (70 years old)</text:p>
      <text:p text:style-name="P1">Mitigation:</text:p>
      <text:p text:style-name="P1">- Proven health (gym regular, sharp mind)</text:p>
      <text:p text:style-name="P1">- Succession plan (professional CEO by Year 3)</text:p>
      <text:p text:style-name="P1">- IP documented (not in founder's head)</text:p>
      <text:p text:style-name="P1">- Team can continue if needed</text:p>
      <text:p text:style-name="P1"/>
      <text:p text:style-name="P1">Risk: Spin-offs fail (portfolio value doesn't materialize)</text:p>
      <text:p text:style-name="P1">Mitigation:</text:p>
      <text:p text:style-name="P1">- Only spin off after product-market fit proven</text:p>
      <text:p text:style-name="P1">- Recruit proven CEOs for spin-offs</text:p>
      <text:p text:style-name="P1">- Portfolio approach (20-30 companies, only need 50% to succeed)</text:p>
      <text:p text:style-name="P1">- Keep equity stakes (benefit from any successes)</text:p>
      <text:p text:style-name="P1"/>
      <text:p text:style-name="P1">GEOPOLITICAL RISKS:</text:p>
      <text:p text:style-name="P1"/>
      <text:p text:style-name="P1">Risk: Israel-Turkey conflict escalates</text:p>
      <text:p text:style-name="P1">Impact: Could be positive (urgency for HR soldiers)</text:p>
      <text:p text:style-name="P1">Mitigation: US operations insulated from conflict</text:p>
      <text:p text:style-name="P1"/>
      <text:p text:style-name="P1">Risk: US-China tensions (Chinese robots banned)</text:p>
      <text:p text:style-name="P1">Impact: Could be positive (creates US manufacturing opportunity)</text:p>
      <text:p text:style-name="P1">Mitigation: Hardware agnostic (work with any manufacturers)</text:p>
      <text:p text:style-name="P1"/>
      <text:p text:style-name="P1">Risk: AI regulation restricts robotics</text:p>
      <text:p text:style-name="P1">Mitigation: </text:p>
      <text:p text:style-name="P1">- Military exemption likely</text:p>
      <text:p text:style-name="P1">- Safety focus positions us as responsible</text:p>
      <text:p text:style-name="P1">- Enterprise applications = lower risk profile</text:p>
      <text:p text:style-name="P1"/>
      <text:p text:style-name="P1">FINANCIAL RISKS:</text:p>
      <text:p text:style-name="P1"/>
      <text:p text:style-name="P1">Risk: Valuation expectations too high</text:p>
      <text:p text:style-name="P1">Mitigation:</text:p>
      <text:p text:style-name="P1">- Comparable to Anthropic, OpenAI, etc.</text:p>
      <text:p text:style-name="P1">- Platform economics justify premium valuation</text:p>
      <text:p text:style-name="P1">- Multiple exit paths (not dependent on one buyer)</text:p>
      <text:p text:style-name="P1"/>
      <text:p text:style-name="P1">Risk: Market timing (recession, funding winter)</text:p>
      <text:p text:style-name="P1">Mitigation:</text:p>
      <text:p text:style-name="P1">- Defensive business (elderly care, food, essential services)</text:p>
      <text:p text:style-name="P1">- Government contracts = stable revenue</text:p>
      <text:p text:style-name="P1">- Can delay spin-offs and stay lean if needed</text:p>
      <text:p text:style-name="P1"/>
      <text:p text:style-name="P1">=================================================================</text:p>
      <text:p text:style-name="P1">XIV. EXIT STRATEGY</text:p>
      <text:p text:style-name="P1">=================================================================</text:p>
      <text:p text:style-name="P1"/>
      <text:p text:style-name="P1">MOST LIKELY EXIT: STRATEGIC ACQUISITION</text:p>
      <text:p text:style-name="P1"/>
      <text:p text:style-name="P1">Primary Acquirer: NVIDIA ($15-30B, Years 5-7)</text:p>
      <text:p text:style-name="P1"/>
      <text:p text:style-name="P1">Rationale:</text:p>
      <text:p text:style-name="P1">Jensen Huang is spending billions in Israel right now:</text:p>
      <text:p text:style-name="P1">- Buying buildings</text:p>
      <text:p text:style-name="P1"><text:soft-page-break/>- Acquiring companies</text:p>
      <text:p text:style-name="P1">- Hiring thousands of engineers</text:p>
      <text:p text:style-name="P1">- Clear robotics ambition</text:p>
      <text:p text:style-name="P1"/>
      <text:p text:style-name="P1">Strategic Fit:</text:p>
      <text:p text:style-name="P1">NVIDIA Hardware + HaGOLEM Software = Complete Robotics Stack</text:p>
      <text:p text:style-name="P1">- NVIDIA GPUs power the AI</text:p>
      <text:p text:style-name="P1">- NVIDIA chips control the robots</text:p>
      <text:p text:style-name="P1">- HaGOLEM OS runs on top</text:p>
      <text:p text:style-name="P1">- Complete vertical integration</text:p>
      <text:p text:style-name="P1"/>
      <text:p text:style-name="P1">Why They'd Pay Premium:</text:p>
      <text:p text:style-name="P1">- Missing piece of their robotics strategy</text:p>
      <text:p text:style-name="P1">- Platform lock-in (customers must use NVIDIA hardware)</text:p>
      <text:p text:style-name="P1">- Defensive (prevent competitor from acquiring us)</text:p>
      <text:p text:style-name="P1">- Enormous TAM justifies price</text:p>
      <text:p text:style-name="P1"/>
      <text:p text:style-name="P1">Secondary Acquirers: Google, Amazon, Microsoft, Apple</text:p>
      <text:p text:style-name="P1"/>
      <text:p text:style-name="P1">Google:</text:p>
      <text:p text:style-name="P1">- Has AI (DeepMind)</text:p>
      <text:p text:style-name="P1">- Has hardware (bought Boston Dynamics then sold it - mistake)</text:p>
      <text:p text:style-name="P1">- Needs platform play</text:p>
      <text:p text:style-name="P1">- Valuation: $20-35B</text:p>
      <text:p text:style-name="P1"/>
      <text:p text:style-name="P1">Amazon:</text:p>
      <text:p text:style-name="P1">- Has distribution (Amazon delivery)</text:p>
      <text:p text:style-name="P1">- Has warehouses (fulfillment)</text:p>
      <text:p text:style-name="P1">- Has Alexa (natural language)</text:p>
      <text:p text:style-name="P1">- Needs robotics platform</text:p>
      <text:p text:style-name="P1">- Valuation: $18-30B</text:p>
      <text:p text:style-name="P1"/>
      <text:p text:style-name="P1">Microsoft:</text:p>
      <text:p text:style-name="P1">- Has enterprise relationships</text:p>
      <text:p text:style-name="P1">- Has Azure (cloud infrastructure)</text:p>
      <text:p text:style-name="P1">- Has OpenAI partnership</text:p>
      <text:p text:style-name="P1">- Needs consumer robotics play</text:p>
      <text:p text:style-name="P1">- Valuation: $22-40B</text:p>
      <text:p text:style-name="P1"/>
      <text:p text:style-name="P1">Apple:</text:p>
      <text:p text:style-name="P1">- Has consumer brand</text:p>
      <text:p text:style-name="P1">- Has manufacturing scale</text:p>
      <text:p text:style-name="P1">- Has services revenue model</text:p>
      <text:p text:style-name="P1">- Needs next platform after iPhone</text:p>
      <text:p text:style-name="P1">- Valuation: $25-50B (highest price but lowest probability)</text:p>
      <text:p text:style-name="P1"/>
      <text:p text:style-name="P1">ALTERNATIVE EXIT: IPO</text:p>
      <text:p text:style-name="P1"/>
      <text:p text:style-name="P1">Timing: Years 6-8</text:p>
      <text:p text:style-name="P1">Requirements:</text:p>
      <text:p text:style-name="P1">- $500M+ revenue</text:p>
      <text:p text:style-name="P1">- Profitable or clear path to profitability</text:p>
      <text:p text:style-name="P1">- Platform dominance established</text:p>
      <text:p text:style-name="P1">- Strong growth trajectory</text:p>
      <text:p text:style-name="P1"/>
      <text:p text:style-name="P1">Comparable Companies:</text:p>
      <text:p text:style-name="P1">- UiPath: $1.3B revenue, $22B valuation (automation software)</text:p>
      <text:p text:style-name="P1">- Snowflake: $1.2B revenue, $70B valuation (data platform)</text:p>
      <text:p text:style-name="P1">- MongoDB: $1B revenue, $25B valuation (database platform)</text:p>
      <text:p text:style-name="P1"/>
      <text:p text:style-name="P1">Our Trajectory:</text:p>
      <text:p text:style-name="P1">Year 5: $780M revenue</text:p>
      <text:p text:style-name="P1">Year 6: $1.2B+ revenue (comparable to comps)</text:p>
      <text:p text:style-name="P1">Platform multiple: 10-15x revenue</text:p>
      <text:p text:style-name="P1">IPO Valuation: $12-18B</text:p>
      <text:p text:style-name="P1"/>
      <text:p text:style-name="P1">Advantages of IPO:</text:p>
      <text:p text:style-name="P1">- No loss of control</text:p>
      <text:p text:style-name="P1">- Liquidity for employees and early investors</text:p>
      <text:p text:style-name="P1">- Currency for acquisitions</text:p>
      <text:p text:style-name="P1">- Higher valuation (public markets pay premium)</text:p>
      <text:p text:style-name="P1"/>
      <text:p text:style-name="P1">Disadvantages of IPO:</text:p>
      <text:p text:style-name="P1">- Quarterly pressure</text:p>
      <text:p text:style-name="P1">- Public scrutiny</text:p>
      <text:p text:style-name="P1">- Regulatory compliance costs</text:p>
      <text:p text:style-name="P1">- Ongoing lockup periods</text:p>
      <text:p text:style-name="P1"/>
      <text:p text:style-name="P1">FOUNDER PREFERENCE:</text:p>
      <text:p text:style-name="P1"/>
      <text:p text:style-name="P1">Strategic Acquisition Preferred Because:</text:p>
      <text:p text:style-name="P1">1. Clean exit for all shareholders</text:p>
      <text:p text:style-name="P1">2. Resources to scale globally faster</text:p>
      <text:p text:style-name="P1">3. No quarterly pressure</text:p>
      <text:p text:style-name="P1">4. Can focus on product, not Wall Street</text:p>
      <text:p text:style-name="P1">5. Likely higher valuation (strategic premium)</text:p>
      <text:p text:style-name="P1"/>
      <text:p text:style-name="P1">However: Will let market decide</text:p>
      <text:p text:style-name="P1">- Run process with multiple bidders</text:p>
      <text:p text:style-name="P1">- Board and investors choose best outcome</text:p>
      <text:p text:style-name="P1">- Founder follows board recommendation</text:p>
      <text:p text:style-name="P1"/>
      <text:p text:style-name="P1">EMPLOYEE OUTCOMES:</text:p>
      <text:p text:style-name="P1"/>
      <text:p text:style-name="P1">Acquisition Scenario:</text:p>
      <text:p text:style-name="P1">- All options vest on acquisition (standard terms)</text:p>
      <text:p text:style-name="P1">- Retention bonuses for key employees</text:p>
      <text:p text:style-name="P1">- Employees become part of acquiring company</text:p>
      <text:p text:style-name="P1"><text:soft-page-break/>- Upside: Joining NVIDIA/Google/etc. is career win</text:p>
      <text:p text:style-name="P1"/>
      <text:p text:style-name="P1">IPO Scenario:</text:p>
      <text:p text:style-name="P1">- 4-year vesting continues (standard)</text:p>
      <text:p text:style-name="P1">- Secondary offerings provide liquidity</text:p>
      <text:p text:style-name="P1">- Employees stay with HaGOLEM</text:p>
      <text:p text:style-name="P1">- Upside: Build independent valuable company</text:p>
      <text:p text:style-name="P1"/>
      <text:p text:style-name="P1">INVESTOR OUTCOMES:</text:p>
      <text:p text:style-name="P1"/>
      <text:p text:style-name="P1">$8M Seed Investment:</text:p>
      <text:p text:style-name="P1"/>
      <text:p text:style-name="P1">Scenario A: NVIDIA acquires at $20B (Year 6)</text:p>
      <text:p text:style-name="P1">Investor owns: 28.6% (diluted to ~15% after Series A/B)</text:p>
      <text:p text:style-name="P1">Exit value: $3B</text:p>
      <text:p text:style-name="P1">Return: 375x</text:p>
      <text:p text:style-name="P1"/>
      <text:p text:style-name="P1">Scenario B: IPO at $15B (Year 7)</text:p>
      <text:p text:style-name="P1">Investor owns: ~12% (after Series A/B/C)</text:p>
      <text:p text:style-name="P1">Exit value: $1.8B (partial through secondary)</text:p>
      <text:p text:style-name="P1">Return: 225x</text:p>
      <text:p text:style-name="P1"/>
      <text:p text:style-name="P1">Scenario C: Modest success, acquire at $5B (Year 5)</text:p>
      <text:p text:style-name="P1">Investor owns: ~18% (less dilution)</text:p>
      <text:p text:style-name="P1">Exit value: $900M</text:p>
      <text:p text:style-name="P1">Return: 112x</text:p>
      <text:p text:style-name="P1"/>
      <text:p text:style-name="P1">All scenarios: Exceptional returns</text:p>
      <text:p text:style-name="P1"/>
      <text:p text:style-name="P1">SPIN-OFF VALUE:</text:p>
      <text:p text:style-name="P1"/>
      <text:p text:style-name="P1">Additional upside from spin-off equity stakes:</text:p>
      <text:p text:style-name="P1">20-30 companies × 35% stake × $300M average value = $2-3B additional</text:p>
      <text:p text:style-name="P1">This value accrues to HaGOLEM shareholders</text:p>
      <text:p text:style-name="P1">Compounds total return</text:p>
      <text:p text:style-name="P1"/>
      <text:p text:style-name="P1">=================================================================</text:p>
      <text:p text:style-name="P1">CONCLUSION</text:p>
      <text:p text:style-name="P1">=================================================================</text:p>
      <text:p text:style-name="P1"/>
      <text:p text:style-name="P1">THE BOTTOM LINE:</text:p>
      <text:p text:style-name="P1"/>
      <text:p text:style-name="P1">This is the "Android moment" for humanoid robots.</text:p>
      <text:p text:style-name="P1"/>
      <text:p text:style-name="P1">In 2005, VCs passed on Android for $50M.</text:p>
      <text:p text:style-name="P1">Today, Android is worth $200B+.</text:p>
      <text:p text:style-name="P1"/>
      <text:p text:style-name="P1">The humanoid robot market is 100x larger than smartphones.</text:p>
      <text:p text:style-name="P1"/>
      <text:p text:style-name="P1">The platform winner will be decided in the next 12 months.</text:p>
      <text:p text:style-name="P1"/>
      <text:p text:style-name="P1">After that, it's too late.</text:p>
      <text:p text:style-name="P1"/>
      <text:p text:style-name="P1">WHAT WE'RE BUILDING:</text:p>
      <text:p text:style-name="P1"/>
      <text:p text:style-name="P1">Not a robot company.</text:p>
      <text:p text:style-name="P1">Not an application company.</text:p>
      <text:p text:style-name="P1">A PLATFORM company.</text:p>
      <text:p text:style-name="P1"/>
      <text:p text:style-name="P1">The operating system that runs on any robot body and enables unlimited applications.</text:p>
      <text:p text:style-name="P1"/>
      <text:p text:style-name="P1">WHY WE'LL WIN:</text:p>
      <text:p text:style-name="P1"/>
      <text:p text:style-name="P1">1. Right strategy (platform, not hardware)</text:p>
      <text:p text:style-name="P1">2. Right team (Israel + Silicon Valley)</text:p>
      <text:p text:style-name="P1">3. Right timing (window is now)</text:p>
      <text:p text:style-name="P1">4. Right proof (trading system shows we execute)</text:p>
      <text:p text:style-name="P1">5. Right mission (save Israel, help elderly, feed world)</text:p>
      <text:p text:style-name="P1"/>
      <text:p text:style-name="P1">THE ASK:</text:p>
      <text:p text:style-name="P1"/>
      <text:p text:style-name="P1">$8M seed at $20M pre-money</text:p>
      <text:p text:style-name="P1">Silicon Valley VC + Israeli VC partnership</text:p>
      <text:p text:style-name="P1">12 months to major milestones</text:p>
      <text:p text:style-name="P1">Clear path to $2.6B+ valuation</text:p>
      <text:p text:style-name="P1"/>
      <text:p text:style-name="P1">THE RETURNS:</text:p>
      <text:p text:style-name="P1"/>
      <text:p text:style-name="P1">Base case: 65x return in 5 years</text:p>
      <text:p text:style-name="P1">NVIDIA case: 281-750x return in 5-7 years</text:p>
      <text:p text:style-name="P1"/>
      <text:p text:style-name="P1">THE CHOICE:</text:p>
      <text:p text:style-name="P1"/>
      <text:p text:style-name="P1">Invest now → Own 28.6% of the platform</text:p>
      <text:p text:style-name="P1">Pass now → Watch someone else own the future</text:p>
      <text:p text:style-name="P1"/>
      <text:p text:style-name="P1">I won't try to convince you if you pass.</text:p>
      <text:p text:style-name="P1">I'll simply feel sorry you missed it.</text:p>
      <text:p text:style-name="P1"/>
      <text:p text:style-name="P1">The train is leaving the station.</text:p>
      <text:p text:style-name="P1">Are you on it?</text:p>
      <text:p text:style-name="P1"/>
      <text:p text:style-name="P1">---</text:p>
      <text:p text:style-name="P1"/>
      <text:p text:style-name="P1">Contact:</text:p>
      <text:p text:style-name="P1">Meir Niv</text:p>
      <text:p text:style-name="P1">Founder &amp; Chairman, HaGOLEM</text:p>
      <text:p text:style-name="P1">Website: https://www.mayyamw.com/hagolem</text:p>
      <text:p text:style-name="P1"><text:soft-page-break/>Email: [Add your email]</text:p>
      <text:p text:style-name="P1">Phone: [Add your phone]</text:p>
      <text:p text:style-name="P1">Proof of Execution: meirniv.pythonanywhere.com/orders</text:p>
      <text:p text:style-name="P1"/>
      <text:p text:style-name="P1">---</text:p>
      <text:p text:style-name="P1"/>
      <text:p text:style-name="P1">© 2025 HaGOLEM. All rights reserved.</text:p>
      <text:p text:style-name="P1">This document is confidential and proprieta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0:03:49.439002900</meta:creation-date>
    <dc:date>2025-11-28T10:04:47.475392700</dc:date>
    <meta:editing-duration>PT58S</meta:editing-duration>
    <meta:editing-cycles>1</meta:editing-cycles>
    <meta:document-statistic meta:table-count="0" meta:image-count="0" meta:object-count="0" meta:page-count="23" meta:paragraph-count="1720" meta:word-count="8569" meta:character-count="58759" meta:non-whitespace-character-count="51167"/>
    <meta:generator>LibreOffice/25.8.3.2$Windows_X86_64 LibreOffice_project/8ca8d55c161d602844f5428fa4b58097424e324e</meta:generator>
  </office:meta>
</office:document-meta>
</file>